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71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1.229cm"/>
    </style:style>
    <style:style style:name="co12" style:family="table-column">
      <style:table-column-properties fo:break-before="auto" style:column-width="1.57cm"/>
    </style:style>
    <style:style style:name="co13" style:family="table-column">
      <style:table-column-properties fo:break-before="auto" style:column-width="1.61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3.671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2.589cm"/>
    </style:style>
    <style:style style:name="co21" style:family="table-column">
      <style:table-column-properties fo:break-before="auto" style:column-width="3.459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.528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401cm"/>
    </style:style>
    <style:style style:name="co27" style:family="table-column">
      <style:table-column-properties fo:break-before="auto" style:column-width="2.418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5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92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Accent_20_3">
      <style:table-cell-properties fo:border="0.06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Accent_20_3">
      <style:table-cell-properties fo:wrap-option="wrap" fo:border="0.06pt solid #000000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74pt solid #000000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ff" fo:wrap-option="wrap" fo:border="0.74pt solid #000000"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ff8000" fo:border="0.74pt solid #000000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background-color="#ffff00" fo:border="0.74pt solid #000000"/>
      <style:text-properties style:font-name="Calibri" fo:font-size="10pt" style:font-size-asian="10pt" style:font-size-complex="10pt"/>
    </style:style>
    <style:style style:name="ce115" style:family="table-cell" style:parent-style-name="Accent_20_3">
      <style:table-cell-properties fo:background-color="#ffffff" fo:border="0.06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16" style:family="table-cell" style:parent-style-name="Accent_20_3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131">
      <style:table-cell-properties style:text-align-source="fix" style:repeat-content="false" fo:border="0.74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0pt" style:font-size-asian="10pt" style:font-size-complex="10pt"/>
    </style:style>
    <style:style style:name="ce13" style:family="table-cell" style:parent-style-name="Default" style:data-style-name="N10131">
      <style:table-cell-properties fo:border="0.74pt solid #000000" style:vertical-align="middle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20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21" style:family="table-cell" style:parent-style-name="Accent_20_3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Accent_20_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31" style:family="table-cell" style:parent-style-name="Accent_20_3">
      <style:text-properties style:font-name="Calibri" fo:font-size="10pt" fo:font-weight="bold" style:font-size-asian="10pt" style:font-weight-asian="bold" style:font-size-complex="10pt" style:font-weight-complex="bold"/>
    </style:style>
    <style:style style:name="ce132" style:family="table-cell" style:parent-style-name="Accent_20_3">
      <style:table-cell-properties fo:wrap-option="wrap" fo:border="0.06pt solid #000000" style:vertical-align="middl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Accent_20_3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able-cell-properties fo:background-color="#dddddd" fo:wrap-option="wrap" fo:border="0.06pt solid #000000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ffffff" fo:border="0.74pt solid #000000" style:vertical-align="middle"/>
      <style:text-properties style:font-name="Calibri" fo:font-size="10pt" style:font-size-asian="10pt" style:font-size-complex="10pt"/>
    </style:style>
    <style:style style:name="ce30" style:family="table-cell" style:parent-style-name="Default">
      <style:table-cell-properties fo:border="0.74pt solid #000000"/>
      <style:text-properties fo:color="#c9211e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36" style:family="table-cell" style:parent-style-name="Accent_20_3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0002">
      <style:table-cell-properties fo:border="0.74pt solid #000000"/>
      <style:text-properties style:font-name="Calibri" fo:font-size="10pt" style:font-size-asian="10pt" style:font-size-complex="10pt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10002">
      <style:table-cell-properties fo:border="0.74pt solid #000000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131">
      <style:table-cell-properties fo:border="0.74pt solid #000000"/>
      <style:text-properties style:font-name="Calibri" fo:font-size="10pt" style:font-size-asian="10pt" style:font-size-complex="10pt"/>
    </style:style>
    <style:style style:name="ce41" style:family="table-cell" style:parent-style-name="Default" style:data-style-name="N10131">
      <style:table-cell-properties fo:border="0.74pt solid #000000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0011">
      <style:table-cell-properties fo:border="0.74pt solid #000000"/>
      <style:text-properties style:font-name="Calibri" fo:font-size="10pt" style:font-size-asian="10pt" style:font-size-complex="10pt"/>
    </style:style>
    <style:style style:name="ce47" style:family="table-cell" style:parent-style-name="Default" style:data-style-name="N10002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48" style:family="table-cell" style:parent-style-name="Default" style:data-style-name="N10130">
      <style:table-cell-properties fo:border="0.74pt solid #000000"/>
      <style:text-properties style:font-name="Calibri" fo:font-size="10pt" style:font-size-asian="10pt" style:font-size-complex="10pt"/>
    </style:style>
    <style:style style:name="ce238" style:family="table-cell" style:parent-style-name="Default">
      <style:table-cell-properties fo:wrap-option="wrap" style:vertical-align="middle"/>
      <style:text-properties style:font-name="Calibri" fo:font-size="10pt" fo:font-weight="bold" style:font-size-asian="10pt" style:font-weight-asian="bold" style:font-size-complex="10pt" style:font-weight-complex="bold"/>
    </style:style>
    <style:style style:name="ce50" style:family="table-cell" style:parent-style-name="Accent_20_3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10131">
      <style:table-cell-properties fo:border="0.74pt solid #000000"/>
    </style:style>
    <style:style style:name="ce52" style:family="table-cell" style:parent-style-name="Default" style:data-style-name="N10002">
      <style:table-cell-properties fo:border="0.74pt solid #000000"/>
    </style:style>
    <style:style style:name="ce53" style:family="table-cell" style:parent-style-name="Default" style:data-style-name="N10122">
      <style:table-cell-properties fo:border="0.74pt solid #000000"/>
    </style:style>
    <style:style style:name="ce242" style:family="table-cell" style:parent-style-name="Default" style:data-style-name="N10002"/>
    <style:style style:name="ce95" style:family="table-cell" style:parent-style-name="Default" style:data-style-name="N10122"/>
    <style:style style:name="ce56" style:family="table-cell" style:parent-style-name="Default" style:data-style-name="N10130">
      <style:table-cell-properties fo:border="0.74pt solid #000000"/>
    </style:style>
    <style:style style:name="ce57" style:family="table-cell" style:parent-style-name="Accent_20_3" style:data-style-name="N100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0000"/>
    <style:style style:name="ce16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arbeitung" table:style-name="ta1">
        <office:forms form:automatic-focus="false" form:apply-design-mode="false"/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92"/>
        <table:table-column table:style-name="co9" table:default-cell-style-name="ce92"/>
        <table:table-column table:style-name="co10" table:default-cell-style-name="ce92"/>
        <table:table-column table:style-name="co11" table:number-columns-repeated="2" table:default-cell-style-name="ce92"/>
        <table:table-column table:style-name="co7" table:default-cell-style-name="ce92"/>
        <table:table-column table:style-name="co5" table:default-cell-style-name="ce92"/>
        <table:table-column table:style-name="co7" table:number-columns-repeated="6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7" table:default-cell-style-name="ce144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6" table:default-cell-style-name="ce92"/>
        <table:table-column table:style-name="co21" table:default-cell-style-name="ce92"/>
        <table:table-column table:style-name="co22" table:default-cell-style-name="ce92"/>
        <table:table-column table:style-name="co23" table:default-cell-style-name="ce92"/>
        <table:table-column table:style-name="co9" table:default-cell-style-name="ce92"/>
        <table:table-column table:style-name="co1" table:default-cell-style-name="ce92"/>
        <table:table-column table:style-name="co24" table:default-cell-style-name="ce92"/>
        <table:table-column table:style-name="co25" table:default-cell-style-name="ce144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1" table:number-columns-repeated="20" table:default-cell-style-name="ce92"/>
        <table:table-row table:style-name="ro1" table:number-rows-repeated="2">
          <table:table-cell table:number-columns-repeated="61"/>
        </table:table-row>
        <table:table-row table:style-name="ro1">
          <table:table-cell table:style-name="ce2" office:value-type="string" calcext:value-type="string" table:number-columns-spanned="4" table:number-rows-spanned="2">
            <text:p>Messungen</text:p>
          </table:table-cell>
          <table:covered-table-cell table:number-columns-repeated="3" table:style-name="ce2"/>
          <table:table-cell table:style-name="ce115"/>
          <table:table-cell table:style-name="ce116" office:value-type="string" calcext:value-type="string" table:number-columns-spanned="6" table:number-rows-spanned="2">
            <text:p>Linseneigenschaften</text:p>
          </table:table-cell>
          <table:covered-table-cell table:number-columns-repeated="5" table:style-name="ce2"/>
          <table:table-cell table:style-name="ce20"/>
          <table:table-cell table:style-name="ce21" office:value-type="string" calcext:value-type="string" table:number-columns-spanned="11" table:number-rows-spanned="1">
            <text:p>Messparameter</text:p>
          </table:table-cell>
          <table:covered-table-cell table:number-columns-repeated="10" table:style-name="ce131"/>
          <table:table-cell table:style-name="ce20"/>
          <table:table-cell table:style-name="ce22" office:value-type="string" calcext:value-type="string" table:number-columns-spanned="8" table:number-rows-spanned="1">
            <text:p>Verarbeitung</text:p>
          </table:table-cell>
          <table:covered-table-cell table:number-columns-repeated="3" table:style-name="ce22"/>
          <table:covered-table-cell table:number-columns-repeated="4" table:style-name="ce2"/>
          <table:table-cell table:style-name="ce2"/>
          <table:table-cell table:style-name="ce20" table:number-columns-repeated="28"/>
        </table:table-row>
        <table:table-row table:style-name="ro2">
          <table:covered-table-cell table:number-columns-repeated="4" table:style-name="ce2"/>
          <table:table-cell table:style-name="ce115"/>
          <table:covered-table-cell table:number-columns-repeated="6" table:style-name="ce2"/>
          <table:table-cell table:style-name="ce20"/>
          <table:table-cell table:style-name="ce22" office:value-type="string" calcext:value-type="string" table:number-columns-spanned="5" table:number-rows-spanned="1">
            <text:p>Grundeinstellungen</text:p>
          </table:table-cell>
          <table:covered-table-cell table:number-columns-repeated="4" table:style-name="ce131"/>
          <table:table-cell table:style-name="ce21" office:value-type="string" calcext:value-type="string" table:number-columns-spanned="4" table:number-rows-spanned="1">
            <text:p>Autofocus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Stitching</text:p>
          </table:table-cell>
          <table:covered-table-cell table:style-name="ce21"/>
          <table:table-cell table:style-name="ce136"/>
          <table:table-cell table:style-name="ce191" office:value-type="string" calcext:value-type="string">
            <text:p>Einlesen</text:p>
          </table:table-cell>
          <table:table-cell table:style-name="ce21" office:value-type="string" calcext:value-type="string">
            <text:p>Stitching Mode</text:p>
          </table:table-cell>
          <table:table-cell table:style-name="ce36" office:value-type="string" calcext:value-type="string">
            <text:p>Linsenparameter</text:p>
            <text:p> (x_m, y_m, r1, r2) (µm)</text:p>
          </table:table-cell>
          <table:table-cell table:style-name="ce36" office:value-type="string" calcext:value-type="string">
            <text:p>Use Profiles</text:p>
          </table:table-cell>
          <table:table-cell table:style-name="ce26" office:value-type="string" calcext:value-type="string" table:number-columns-spanned="2" table:number-rows-spanned="1">
            <text:p>Interpolation</text:p>
            <text:p>(x11, x12, x21, x22, ...) 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Filterung</text:p>
            <text:p>(fc1 fc2 tr n (rb1, rb2, …))</text:p>
          </table:table-cell>
          <table:covered-table-cell table:style-name="ce21"/>
          <table:table-cell table:style-name="ce36" office:value-type="string" calcext:value-type="string">
            <text:p>Processed Path</text:p>
          </table:table-cell>
          <table:table-cell table:style-name="ce20"/>
          <table:table-cell table:style-name="ce44" office:value-type="string" calcext:value-type="string" table:number-columns-spanned="9" table:number-rows-spanned="1">
            <text:p>Ergebnisse</text:p>
          </table:table-cell>
          <table:covered-table-cell table:number-columns-repeated="8" table:style-name="ce20"/>
          <table:table-cell table:style-name="ce20" table:number-columns-repeated="18"/>
        </table:table-row>
        <table:table-row table:style-name="ro3">
          <table:table-cell table:style-name="ce96" office:value-type="string" calcext:value-type="string">
            <text:p>Model</text:p>
          </table:table-cell>
          <table:table-cell table:style-name="ce96" office:value-type="string" calcext:value-type="string">
            <text:p>Seite</text:p>
          </table:table-cell>
          <table:table-cell table:style-name="ce96" office:value-type="string" calcext:value-type="string">
            <text:p>Messung</text:p>
          </table:table-cell>
          <table:table-cell table:style-name="ce96" office:value-type="string" calcext:value-type="string">
            <text:p>Bemerkung</text:p>
          </table:table-cell>
          <table:table-cell table:style-name="ce96" office:value-type="string" calcext:value-type="string">
            <text:p>vertikales Stitching?</text:p>
          </table:table-cell>
          <table:table-cell table:style-name="ce96" office:value-type="string" calcext:value-type="string">
            <text:p>Durchmesser Optik (mm)</text:p>
          </table:table-cell>
          <table:table-cell table:style-name="ce96" office:value-type="string" calcext:value-type="string">
            <text:p>Power</text:p>
          </table:table-cell>
          <table:table-cell table:style-name="ce96" office:value-type="string" calcext:value-type="string">
            <text:p>Hersteller</text:p>
          </table:table-cell>
          <table:table-cell table:style-name="ce96" office:value-type="string" calcext:value-type="string">
            <text:p>Optikart</text:p>
          </table:table-cell>
          <table:table-cell table:style-name="ce96" office:value-type="string" calcext:value-type="string">
            <text:p>Material</text:p>
          </table:table-cell>
          <table:table-cell table:style-name="ce96" office:value-type="string" calcext:value-type="string">
            <text:p>Quelle</text:p>
          </table:table-cell>
          <table:table-cell table:style-name="ce96"/>
          <table:table-cell table:style-name="ce96" office:value-type="string" calcext:value-type="string">
            <text:p>Objektiv</text:p>
          </table:table-cell>
          <table:table-cell table:style-name="ce132" office:value-type="string" calcext:value-type="string">
            <text:p>Messbereich (µm)</text:p>
          </table:table-cell>
          <table:table-cell table:style-name="ce96" office:value-type="string" calcext:value-type="string">
            <text:p>deltaZ (µm)</text:p>
          </table:table-cell>
          <table:table-cell table:style-name="ce96" office:value-type="string" calcext:value-type="string">
            <text:p>Belichtungszeit</text:p>
          </table:table-cell>
          <table:table-cell table:style-name="ce96" office:value-type="string" calcext:value-type="string">
            <text:p>Kamera Gain (dB)</text:p>
          </table:table-cell>
          <table:table-cell table:style-name="ce96" office:value-type="string" calcext:value-type="string">
            <text:p>deltaZ (mm)</text:p>
          </table:table-cell>
          <table:table-cell table:style-name="ce96" office:value-type="string" calcext:value-type="string">
            <text:p>Obere Grenze (mm)</text:p>
          </table:table-cell>
          <table:table-cell table:style-name="ce96" office:value-type="string" calcext:value-type="string">
            <text:p>Untere Grenze (mm)</text:p>
          </table:table-cell>
          <table:table-cell table:style-name="ce96" office:value-type="string" calcext:value-type="string">
            <text:p>Sicherheitsbereich (mm)</text:p>
          </table:table-cell>
          <table:table-cell table:style-name="ce96" office:value-type="string" calcext:value-type="string">
            <text:p>Anzahl X</text:p>
          </table:table-cell>
          <table:table-cell table:style-name="ce96" office:value-type="string" calcext:value-type="string">
            <text:p>Overlap</text:p>
          </table:table-cell>
          <table:table-cell table:style-name="ce191" office:value-type="string" calcext:value-type="string">
            <text:p>vertikal</text:p>
          </table:table-cell>
          <table:table-cell table:style-name="ce26" office:value-type="string" calcext:value-type="string">
            <text:p>Pfad</text:p>
          </table:table-cell>
          <table:table-cell table:style-name="ce26" table:number-columns-repeated="9"/>
          <table:table-cell table:style-name="ce26" office:value-type="string" calcext:value-type="string">
            <text:p>Wert</text:p>
          </table:table-cell>
          <table:table-cell table:style-name="ce26" office:value-type="string" calcext:value-type="string">
            <text:p>Typ</text:p>
          </table:table-cell>
          <table:table-cell table:style-name="ce26" office:value-type="string" calcext:value-type="string">
            <text:p>R in mm</text:p>
          </table:table-cell>
          <table:table-cell table:style-name="ce26"/>
          <table:table-cell table:style-name="ce26" office:value-type="string" calcext:value-type="string">
            <text:p>h in µm</text:p>
          </table:table-cell>
          <table:table-cell table:style-name="ce191" table:number-columns-repeated="2"/>
          <table:table-cell table:style-name="ce191" office:value-type="string" calcext:value-type="string">
            <text:p>h_p in µm</text:p>
          </table:table-cell>
          <table:table-cell table:style-name="ce191" office:value-type="string" calcext:value-type="string">
            <text:p>do in mm</text:p>
          </table:table-cell>
          <table:table-cell table:style-name="ce238" table:number-columns-repeated="18"/>
        </table:table-row>
        <table:table-row table:style-name="ro1">
          <table:table-cell table:style-name="ce4"/>
          <table:table-cell table:style-name="ce6" table:number-columns-repeated="23"/>
          <table:table-cell table:style-name="ce29"/>
          <table:table-cell table:style-name="ce32"/>
          <table:table-cell table:style-name="ce29" table:number-columns-repeated="7"/>
          <table:table-cell table:style-name="ce4"/>
          <table:table-cell table:style-name="ce5" table:number-columns-repeated="3"/>
          <table:table-cell table:style-name="ce45"/>
          <table:table-cell table:style-name="ce33"/>
          <table:table-cell table:style-name="ce5" table:number-columns-repeated="2"/>
          <table:table-cell table:style-name="ce33" table:number-columns-repeated="2"/>
          <table:table-cell table:number-columns-repeated="18"/>
        </table:table-row>
        <table:table-row table:style-name="ro1">
          <table:table-cell table:style-name="ce5" office:value-type="string" calcext:value-type="string">
            <text:p>SN6AD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office:value-type="float" office:value="6" calcext:value-type="float" table:number-columns-spanned="1" table:number-rows-spanned="9">
            <text:p>6.0</text:p>
          </table:table-cell>
          <table:table-cell table:style-name="ce15" office:value-type="string" calcext:value-type="string" table:number-columns-spanned="1" table:number-rows-spanned="9">
            <text:p>13.0D + 3.0</text:p>
          </table:table-cell>
          <table:table-cell table:style-name="ce16" office:value-type="string" calcext:value-type="string" table:number-columns-spanned="1" table:number-rows-spanned="9">
            <text:p>Alcon</text:p>
          </table:table-cell>
          <table:table-cell table:style-name="ce15" office:value-type="string" calcext:value-type="string" table:number-columns-spanned="1" table:number-rows-spanned="9">
            <text:p>bikonvex, multifokal asphärisch </text:p>
          </table:table-cell>
          <table:table-cell table:style-name="ce18" office:value-type="string" calcext:value-type="string" table:number-columns-spanned="1" table:number-rows-spanned="9">
            <text:p>Acryl hydrophob </text:p>
          </table:table-cell>
          <table:table-cell table:style-name="ce16" office:value-type="string" calcext:value-type="string" table:number-columns-spanned="1" table:number-rows-spanned="9">
            <text:p>http://www.iol-info.com/intraocularlens/detail/14</text:p>
          </table:table-cell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68.6" calcext:value-type="float">
            <text:p>68.6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1/Messung1.sms</text:p>
          </table:table-cell>
          <table:table-cell table:style-name="ce33"/>
          <table:table-cell table:style-name="ce4" office:value-type="string" calcext:value-type="string">
            <text:p>3126 135 430 2950</text:p>
          </table:table-cell>
          <table:table-cell table:style-name="ce4" office:value-type="string" calcext:value-type="string">
            <text:p>1 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3 5 0.0037 4 1850</text:p>
          </table:table-cell>
          <table:table-cell table:style-name="ce4"/>
          <table:table-cell table:style-name="ce43" office:value-type="string" calcext:value-type="string">
            <text:p>/run/media/damian/8GB/MIOL Messungen 2022/SN6AD1/Seite 1/Messung1_Profile.npz</text:p>
          </table:table-cell>
          <table:table-cell table:style-name="ce4"/>
          <table:table-cell table:style-name="ce4" office:value-type="float" office:value="-59.05" calcext:value-type="float">
            <text:p>-59.05</text:p>
          </table:table-cell>
          <table:table-cell table:style-name="ce4"/>
          <table:table-cell table:style-name="ce4" office:value-type="float" office:value="-33.31" calcext:value-type="float">
            <text:p>-33.31</text:p>
          </table:table-cell>
          <table:table-cell table:style-name="ce23"/>
          <table:table-cell table:style-name="ce4" office:value-type="float" office:value="118.11" calcext:value-type="float">
            <text:p>118.11</text:p>
          </table:table-cell>
          <table:table-cell table:style-name="ce4"/>
          <table:table-cell table:style-name="ce46"/>
          <table:table-cell table:style-name="ce48" office:value-type="float" office:value="0.2749" calcext:value-type="float">
            <text:p>0.275</text:p>
          </table:table-cell>
          <table:table-cell table:style-name="ce4" office:value-type="float" office:value="5.895" calcext:value-type="float">
            <text:p>5.89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6" table:style-name="ce12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/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1/Messung2.sms</text:p>
          </table:table-cell>
          <table:table-cell table:style-name="ce23"/>
          <table:table-cell table:style-name="ce4" office:value-type="string" calcext:value-type="string">
            <text:p>3103 170 430 2940</text:p>
          </table:table-cell>
          <table:table-cell table:style-name="ce4" table:number-columns-repeated="7"/>
          <table:table-cell table:style-name="ce4" office:value-type="float" office:value="-53.9" calcext:value-type="float">
            <text:p>-53.9</text:p>
          </table:table-cell>
          <table:table-cell table:style-name="ce4"/>
          <table:table-cell table:style-name="ce4" office:value-type="float" office:value="-33.27" calcext:value-type="float">
            <text:p>-33.27</text:p>
          </table:table-cell>
          <table:table-cell table:style-name="ce23"/>
          <table:table-cell table:style-name="ce4" office:value-type="float" office:value="118.3" calcext:value-type="float">
            <text:p>118.3</text:p>
          </table:table-cell>
          <table:table-cell table:style-name="ce4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6" table:style-name="ce12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/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1/Messung3.sms</text:p>
          </table:table-cell>
          <table:table-cell table:style-name="ce23"/>
          <table:table-cell table:style-name="ce4" office:value-type="string" calcext:value-type="string">
            <text:p>3105 240 430 2970</text:p>
          </table:table-cell>
          <table:table-cell table:style-name="ce4" table:number-columns-repeated="7"/>
          <table:table-cell table:style-name="ce40" office:value-type="float" office:value="-52.9208" calcext:value-type="float">
            <text:p>-52.9</text:p>
          </table:table-cell>
          <table:table-cell table:style-name="ce4"/>
          <table:table-cell table:style-name="ce37" office:value-type="float" office:value="-33.656" calcext:value-type="float">
            <text:p>-33.66</text:p>
          </table:table-cell>
          <table:table-cell table:style-name="ce23"/>
          <table:table-cell table:style-name="ce4" office:value-type="float" office:value="119.6339" calcext:value-type="float">
            <text:p>119.6339</text:p>
          </table:table-cell>
          <table:table-cell table:style-name="ce4"/>
          <table:table-cell table:style-name="ce46"/>
          <table:table-cell table:style-name="ce48" office:value-type="float" office:value="0.4944" calcext:value-type="float">
            <text:p>0.494</text:p>
          </table:table-cell>
          <table:table-cell table:style-name="ce4" office:value-type="float" office:value="5.9375" calcext:value-type="float">
            <text:p>5.937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covered-table-cell table:number-columns-repeated="6" table:style-name="ce12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2/Messung1.sms</text:p>
          </table:table-cell>
          <table:table-cell table:style-name="ce23"/>
          <table:table-cell table:style-name="ce4" office:value-type="string" calcext:value-type="string">
            <text:p>3095 175 430 3000</text:p>
          </table:table-cell>
          <table:table-cell table:style-name="ce4" table:number-columns-repeated="7"/>
          <table:table-cell table:style-name="ce4" office:value-type="float" office:value="4.45" calcext:value-type="float">
            <text:p>4.45</text:p>
          </table:table-cell>
          <table:table-cell table:style-name="ce4"/>
          <table:table-cell table:style-name="ce4" office:value-type="float" office:value="-34.78" calcext:value-type="float">
            <text:p>-34.78</text:p>
          </table:table-cell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brauchbare Messung, Zentrum nicht drauf</text:p>
          </table:table-cell>
          <table:table-cell table:style-name="ce4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2/Messung2.sms</text:p>
          </table:table-cell>
          <table:table-cell table:style-name="ce23"/>
          <table:table-cell table:style-name="ce33" office:value-type="string" calcext:value-type="string">
            <text:p><text:s/></text:p>
          </table:table-cell>
          <table:table-cell table:style-name="ce4" table:number-columns-repeated="10"/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2/Messung3.sms</text:p>
          </table:table-cell>
          <table:table-cell table:style-name="ce23"/>
          <table:table-cell table:style-name="ce4" office:value-type="string" calcext:value-type="string">
            <text:p>3120 175 <text:s/>430 3000</text:p>
          </table:table-cell>
          <table:table-cell table:style-name="ce4" table:number-columns-repeated="7"/>
          <table:table-cell table:style-name="ce4" office:value-type="float" office:value="2.64" calcext:value-type="float">
            <text:p>2.64</text:p>
          </table:table-cell>
          <table:table-cell table:style-name="ce4"/>
          <table:table-cell table:style-name="ce4" office:value-type="float" office:value="-35.8" calcext:value-type="float">
            <text:p>-35.8</text:p>
          </table:table-cell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/>
          <table:table-cell table:style-name="ce4" office:value-type="string" calcext:value-type="string">
            <text:p>/run/media/damian/8GB/MIOL Messungen 2022/SN6AD1/Seite 2/Messung4.sms</text:p>
          </table:table-cell>
          <table:table-cell table:style-name="ce23"/>
          <table:table-cell table:style-name="ce4" office:value-type="string" calcext:value-type="string">
            <text:p>3175 160 430 3000</text:p>
          </table:table-cell>
          <table:table-cell table:style-name="ce4" table:number-columns-repeated="7"/>
          <table:table-cell table:style-name="ce4" office:value-type="float" office:value="2.07" calcext:value-type="float">
            <text:p>2.07</text:p>
          </table:table-cell>
          <table:table-cell table:style-name="ce4"/>
          <table:table-cell table:style-name="ce4" office:value-type="float" office:value="-35.97" calcext:value-type="float">
            <text:p>-35.97</text:p>
          </table:table-cell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rauchbare Messung, da mehr Staub</text:p>
          </table:table-cell>
          <table:table-cell table:style-name="ce4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SN6AD1/Seite 2/Messung5.sms</text:p>
          </table:table-cell>
          <table:table-cell table:style-name="ce23"/>
          <table:table-cell table:style-name="ce4" office:value-type="string" calcext:value-type="string">
            <text:p>3167 160 430 3005</text:p>
          </table:table-cell>
          <table:table-cell table:style-name="ce4" table:number-columns-repeated="7"/>
          <table:table-cell table:style-name="ce37" office:value-type="float" office:value="-8.2161" calcext:value-type="float">
            <text:p>-8.22</text:p>
          </table:table-cell>
          <table:table-cell table:style-name="ce4"/>
          <table:table-cell table:style-name="ce4" office:value-type="float" office:value="-32.389" calcext:value-type="float">
            <text:p>-32.389</text:p>
          </table:table-cell>
          <table:table-cell table:style-name="ce23"/>
          <table:table-cell table:style-name="ce4" office:value-type="float" office:value="133.9512" calcext:value-type="float">
            <text:p>133.9512</text:p>
          </table:table-cell>
          <table:table-cell table:style-name="ce4"/>
          <table:table-cell table:style-name="ce46"/>
          <table:table-cell table:style-name="ce48" office:value-type="float" office:value="2.309" calcext:value-type="float">
            <text:p>2.309</text:p>
          </table:table-cell>
          <table:table-cell table:style-name="ce4" office:value-type="float" office:value="6.00625" calcext:value-type="float">
            <text:p>6.0062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rauchbare Messung, da mehr Staub</text:p>
          </table:table-cell>
          <table:table-cell table:style-name="ce4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SN6AD1/Seite 2/Messung7.sms</text:p>
          </table:table-cell>
          <table:table-cell table:style-name="ce23"/>
          <table:table-cell table:style-name="ce4" office:value-type="string" calcext:value-type="string">
            <text:p>3050 160 430 3005</text:p>
          </table:table-cell>
          <table:table-cell table:style-name="ce4" table:number-columns-repeated="7"/>
          <table:table-cell table:style-name="ce37" office:value-type="float" office:value="-9.3629" calcext:value-type="float">
            <text:p>-9.36</text:p>
          </table:table-cell>
          <table:table-cell table:style-name="ce4"/>
          <table:table-cell table:style-name="ce4" office:value-type="float" office:value="-32.578" calcext:value-type="float">
            <text:p>-32.578</text:p>
          </table:table-cell>
          <table:table-cell table:style-name="ce23"/>
          <table:table-cell table:style-name="ce4" office:value-type="float" office:value="132.9629" calcext:value-type="float">
            <text:p>132.9629</text:p>
          </table:table-cell>
          <table:table-cell table:style-name="ce4"/>
          <table:table-cell table:style-name="ce46"/>
          <table:table-cell table:style-name="ce48" office:value-type="float" office:value="2.2253" calcext:value-type="float">
            <text:p>2.225</text:p>
          </table:table-cell>
          <table:table-cell table:style-name="ce4" office:value-type="float" office:value="6.0075" calcext:value-type="float">
            <text:p>6.0075</text:p>
          </table:table-cell>
          <table:table-cell table:number-columns-repeated="18"/>
        </table:table-row>
        <table:table-row table:style-name="ro1">
          <table:table-cell table:style-name="ce4" table:number-columns-repeated="24"/>
          <table:table-cell table:style-name="ce30"/>
          <table:table-cell table:style-name="ce23"/>
          <table:table-cell table:style-name="ce4" table:number-columns-repeated="11"/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 table:number-columns-repeated="25"/>
          <table:table-cell table:style-name="ce23"/>
          <table:table-cell table:style-name="ce4" table:number-columns-repeated="11"/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5" office:value-type="string" calcext:value-type="string">
            <text:p>ZMA0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office:value-type="float" office:value="6" calcext:value-type="float" table:number-columns-spanned="1" table:number-rows-spanned="5">
            <text:p>6.0</text:p>
          </table:table-cell>
          <table:table-cell table:style-name="ce15" office:value-type="string" calcext:value-type="string" table:number-columns-spanned="1" table:number-rows-spanned="5">
            <text:p>30.0 D +4.0</text:p>
          </table:table-cell>
          <table:table-cell table:style-name="ce16" office:value-type="string" calcext:value-type="string" table:number-columns-spanned="1" table:number-rows-spanned="5">
            <text:p>AMO</text:p>
          </table:table-cell>
          <table:table-cell table:style-name="ce17" office:value-type="string" calcext:value-type="string" table:number-columns-spanned="1" table:number-rows-spanned="5">
            <text:p>bikonvex, multifokal asphärisch </text:p>
          </table:table-cell>
          <table:table-cell table:style-name="ce17" office:value-type="string" calcext:value-type="string" table:number-columns-spanned="1" table:number-rows-spanned="5">
            <text:p>Acryl hydrophob </text:p>
          </table:table-cell>
          <table:table-cell table:style-name="ce19" office:value-type="string" calcext:value-type="string" table:number-columns-spanned="1" table:number-rows-spanned="5">
            <text:p>http://www.iol-info.com/intraocularlens/detail/19</text:p>
          </table:table-cell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ZMA00/Seite 1/Messung1.sms</text:p>
          </table:table-cell>
          <table:table-cell table:style-name="ce23"/>
          <table:table-cell table:style-name="ce4" office:value-type="string" calcext:value-type="string">
            <text:p>2975 210 430 2930</text:p>
          </table:table-cell>
          <table:table-cell table:style-name="ce4" table:number-columns-repeated="7"/>
          <table:table-cell table:style-name="ce4" office:value-type="float" office:value="-2.106" calcext:value-type="float">
            <text:p>-2.106</text:p>
          </table:table-cell>
          <table:table-cell table:style-name="ce4"/>
          <table:table-cell table:style-name="ce4" office:value-type="float" office:value="-6.567" calcext:value-type="float">
            <text:p>-6.567</text:p>
          </table:table-cell>
          <table:table-cell table:style-name="ce23"/>
          <table:table-cell table:style-name="ce4" office:value-type="float" office:value="606.7072" calcext:value-type="float">
            <text:p>606.7072</text:p>
          </table:table-cell>
          <table:table-cell table:style-name="ce4"/>
          <table:table-cell table:style-name="ce46"/>
          <table:table-cell table:style-name="ce48" office:value-type="float" office:value="16.0479" calcext:value-type="float">
            <text:p>16.048</text:p>
          </table:table-cell>
          <table:table-cell table:style-name="ce4" office:value-type="float" office:value="5.845" calcext:value-type="float">
            <text:p>5.84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ZMA00/Seite 1/Messung2.sms</text:p>
          </table:table-cell>
          <table:table-cell table:style-name="ce23"/>
          <table:table-cell table:style-name="ce4" office:value-type="string" calcext:value-type="string">
            <text:p>3000 190 430 2920</text:p>
          </table:table-cell>
          <table:table-cell table:style-name="ce4" table:number-columns-repeated="7"/>
          <table:table-cell table:style-name="ce4" office:value-type="float" office:value="-2.1438" calcext:value-type="float">
            <text:p>-2.1438</text:p>
          </table:table-cell>
          <table:table-cell table:style-name="ce4"/>
          <table:table-cell table:style-name="ce4" office:value-type="float" office:value="-6.535" calcext:value-type="float">
            <text:p>-6.535</text:p>
          </table:table-cell>
          <table:table-cell table:style-name="ce23"/>
          <table:table-cell table:style-name="ce4" office:value-type="float" office:value="612.41" calcext:value-type="float">
            <text:p>612.41</text:p>
          </table:table-cell>
          <table:table-cell table:style-name="ce4"/>
          <table:table-cell table:style-name="ce46"/>
          <table:table-cell table:style-name="ce48" office:value-type="float" office:value="4.3296" calcext:value-type="float">
            <text:p>4.330</text:p>
          </table:table-cell>
          <table:table-cell table:style-name="ce4" office:value-type="float" office:value="5.8125" calcext:value-type="float">
            <text:p>5.812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tte nicht drauf</text:p>
          </table:table-cell>
          <table:table-cell table:style-name="ce4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ZMA00/Seite 2/Messung1.sms</text:p>
          </table:table-cell>
          <table:table-cell table:style-name="ce23"/>
          <table:table-cell table:style-name="ce4" office:value-type="string" calcext:value-type="string">
            <text:p>3130 130 520 2950</text:p>
          </table:table-cell>
          <table:table-cell table:style-name="ce4" table:number-columns-repeated="7"/>
          <table:table-cell table:style-name="ce4" office:value-type="float" office:value="-2.0891" calcext:value-type="float">
            <text:p>-2.0891</text:p>
          </table:table-cell>
          <table:table-cell table:style-name="ce33"/>
          <table:table-cell table:style-name="ce4" office:value-type="float" office:value="-14.603" calcext:value-type="float">
            <text:p>-14.603</text:p>
          </table:table-cell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ZMA00/Seite 2/Messung2.sms</text:p>
          </table:table-cell>
          <table:table-cell table:style-name="ce23"/>
          <table:table-cell table:style-name="ce4" office:value-type="string" calcext:value-type="string">
            <text:p>3170 190 510 2975</text:p>
          </table:table-cell>
          <table:table-cell table:style-name="ce4" table:number-columns-repeated="7"/>
          <table:table-cell table:style-name="ce4" office:value-type="float" office:value="-3.3528" calcext:value-type="float">
            <text:p>-3.3528</text:p>
          </table:table-cell>
          <table:table-cell table:style-name="ce4"/>
          <table:table-cell table:style-name="ce4" office:value-type="float" office:value="-14.388" calcext:value-type="float">
            <text:p>-14.388</text:p>
          </table:table-cell>
          <table:table-cell table:style-name="ce23"/>
          <table:table-cell table:style-name="ce4" office:value-type="float" office:value="314.2235" calcext:value-type="float">
            <text:p>314.2235</text:p>
          </table:table-cell>
          <table:table-cell table:style-name="ce4"/>
          <table:table-cell table:style-name="ce46"/>
          <table:table-cell table:style-name="ce48" office:value-type="float" office:value="-14.9172" calcext:value-type="float">
            <text:p>-14.917</text:p>
          </table:table-cell>
          <table:table-cell table:style-name="ce4" office:value-type="float" office:value="5.94125" calcext:value-type="float">
            <text:p>5.9412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ZMA00/Seite 2/Messung3.sms</text:p>
          </table:table-cell>
          <table:table-cell table:style-name="ce23"/>
          <table:table-cell table:style-name="ce4" office:value-type="string" calcext:value-type="string">
            <text:p>3121 135 510 2975</text:p>
          </table:table-cell>
          <table:table-cell table:style-name="ce4" office:value-type="string" calcext:value-type="string">
            <text:p>1 1 </text:p>
          </table:table-cell>
          <table:table-cell table:style-name="ce4" office:value-type="string" calcext:value-type="string">
            <text:p>150 210</text:p>
          </table:table-cell>
          <table:table-cell table:style-name="ce4"/>
          <table:table-cell table:style-name="ce4" office:value-type="string" calcext:value-type="string">
            <text:p>3 5 0.005 4 247</text:p>
          </table:table-cell>
          <table:table-cell table:style-name="ce4"/>
          <table:table-cell table:style-name="ce4" office:value-type="string" calcext:value-type="string">
            <text:p>/run/media/damian/8GB/MIOL Messungen 2022/ZMA00/Seite 2/Messung3_Profile.npz</text:p>
          </table:table-cell>
          <table:table-cell table:style-name="ce4"/>
          <table:table-cell table:style-name="ce4" office:value-type="float" office:value="-4.01" calcext:value-type="float">
            <text:p>-4.01</text:p>
          </table:table-cell>
          <table:table-cell table:style-name="ce4"/>
          <table:table-cell table:style-name="ce4" office:value-type="float" office:value="-14.649" calcext:value-type="float">
            <text:p>-14.649</text:p>
          </table:table-cell>
          <table:table-cell table:style-name="ce23"/>
          <table:table-cell table:style-name="ce4" office:value-type="float" office:value="307.1229" calcext:value-type="float">
            <text:p>307.1229</text:p>
          </table:table-cell>
          <table:table-cell table:style-name="ce4"/>
          <table:table-cell table:style-name="ce46"/>
          <table:table-cell table:style-name="ce48" office:value-type="float" office:value="-15.4323" calcext:value-type="float">
            <text:p>-15.432</text:p>
          </table:table-cell>
          <table:table-cell table:style-name="ce4" office:value-type="float" office:value="5.93375" calcext:value-type="float">
            <text:p>5.93375</text:p>
          </table:table-cell>
          <table:table-cell table:number-columns-repeated="18"/>
        </table:table-row>
        <table:table-row table:style-name="ro1">
          <table:table-cell table:style-name="ce4" table:number-columns-repeated="25"/>
          <table:table-cell table:style-name="ce23"/>
          <table:table-cell table:style-name="ce4" table:number-columns-repeated="11"/>
          <table:table-cell table:style-name="ce23"/>
          <table:table-cell table:style-name="ce4" table:number-columns-repeated="2"/>
          <table:table-cell table:style-name="ce46"/>
          <table:table-cell table:style-name="ce48"/>
          <table:table-cell table:style-name="ce4"/>
          <table:table-cell table:number-columns-repeated="18"/>
        </table:table-row>
        <table:table-row table:style-name="ro1">
          <table:table-cell table:style-name="ce5" office:value-type="string" calcext:value-type="string">
            <text:p>MS 612 DAY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office:value-type="float" office:value="6" calcext:value-type="float" table:number-columns-spanned="1" table:number-rows-spanned="4">
            <text:p>6.0</text:p>
          </table:table-cell>
          <table:table-cell table:style-name="ce15" office:value-type="string" calcext:value-type="string" table:number-columns-spanned="1" table:number-rows-spanned="4">
            <text:p>25.5 D +3.5</text:p>
          </table:table-cell>
          <table:table-cell table:style-name="ce15" office:value-type="string" calcext:value-type="string" table:number-columns-spanned="1" table:number-rows-spanned="4">
            <text:p>Dr. Schmidt</text:p>
          </table:table-cell>
          <table:table-cell table:style-name="ce15" office:value-type="string" calcext:value-type="string" table:number-columns-spanned="1" table:number-rows-spanned="4">
            <text:p>bikonvex, multifokal asphärisch </text:p>
          </table:table-cell>
          <table:table-cell table:style-name="ce17" office:value-type="string" calcext:value-type="string" table:number-columns-spanned="1" table:number-rows-spanned="4">
            <text:p>Silikon </text:p>
          </table:table-cell>
          <table:table-cell table:style-name="ce19" office:value-type="string" calcext:value-type="string" table:number-columns-spanned="1" table:number-rows-spanned="4">
            <text:p>http://www.iol-info.com/intraocularlens/detail/136</text:p>
          </table:table-cell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MS 612 DAY/Seite 2/Messung1.sms</text:p>
          </table:table-cell>
          <table:table-cell table:style-name="ce23"/>
          <table:table-cell table:style-name="ce4" office:value-type="string" calcext:value-type="string">
            <text:p><text:s/>3225 150 1500 3030</text:p>
          </table:table-cell>
          <table:table-cell table:style-name="ce4" table:number-columns-repeated="7"/>
          <table:table-cell table:style-name="ce4" office:value-type="float" office:value="-0.5973" calcext:value-type="float">
            <text:p>-0.5973</text:p>
          </table:table-cell>
          <table:table-cell table:style-name="ce4"/>
          <table:table-cell table:style-name="ce4" office:value-type="float" office:value="-11.105" calcext:value-type="float">
            <text:p>-11.105</text:p>
          </table:table-cell>
          <table:table-cell table:style-name="ce23"/>
          <table:table-cell table:style-name="ce4" office:value-type="float" office:value="407.7256" calcext:value-type="float">
            <text:p>407.7256</text:p>
          </table:table-cell>
          <table:table-cell table:style-name="ce4"/>
          <table:table-cell table:style-name="ce46"/>
          <table:table-cell table:style-name="ce48" office:value-type="float" office:value="5.4069" calcext:value-type="float">
            <text:p>5.407</text:p>
          </table:table-cell>
          <table:table-cell table:style-name="ce4" office:value-type="float" office:value="6.03625" calcext:value-type="float">
            <text:p>6.0362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style-name="ce13" office:value-type="float" office:value="6" calcext:value-type="float">
            <text:p>6.0</text:p>
          </table:covered-table-cell>
          <table:covered-table-cell table:number-columns-repeated="5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MS 612 DAY/Seite 2/Messung2.sms</text:p>
          </table:table-cell>
          <table:table-cell table:style-name="ce23"/>
          <table:table-cell table:style-name="ce4" office:value-type="string" calcext:value-type="string">
            <text:p>3131 150 1500 3018</text:p>
          </table:table-cell>
          <table:table-cell table:style-name="ce4" table:number-columns-repeated="7"/>
          <table:table-cell table:style-name="ce4" office:value-type="float" office:value="-1.2598" calcext:value-type="float">
            <text:p>-1.2598</text:p>
          </table:table-cell>
          <table:table-cell table:style-name="ce4"/>
          <table:table-cell table:style-name="ce4" office:value-type="float" office:value="-10.816" calcext:value-type="float">
            <text:p>-10.816</text:p>
          </table:table-cell>
          <table:table-cell table:style-name="ce23"/>
          <table:table-cell table:style-name="ce4" office:value-type="float" office:value="412.6914" calcext:value-type="float">
            <text:p>412.6914</text:p>
          </table:table-cell>
          <table:table-cell table:style-name="ce4"/>
          <table:table-cell table:style-name="ce46"/>
          <table:table-cell table:style-name="ce48" office:value-type="float" office:value="5.3753" calcext:value-type="float">
            <text:p>5.375</text:p>
          </table:table-cell>
          <table:table-cell table:style-name="ce4" office:value-type="float" office:value="6.025" calcext:value-type="float">
            <text:p>6.02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covered-table-cell table:style-name="ce13"/>
          <table:covered-table-cell table:number-columns-repeated="5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MS 612 DAY/Seite 1/Messung1.sms</text:p>
          </table:table-cell>
          <table:table-cell table:style-name="ce23"/>
          <table:table-cell table:style-name="ce4" office:value-type="string" calcext:value-type="string">
            <text:p>3170 185 565 3025</text:p>
          </table:table-cell>
          <table:table-cell table:style-name="ce4" table:number-columns-repeated="7"/>
          <table:table-cell table:style-name="ce4" office:value-type="float" office:value="1.9987" calcext:value-type="float">
            <text:p>1.9987</text:p>
          </table:table-cell>
          <table:table-cell table:style-name="ce4"/>
          <table:table-cell table:style-name="ce4" office:value-type="float" office:value="-9.997" calcext:value-type="float">
            <text:p>-9.997</text:p>
          </table:table-cell>
          <table:table-cell table:style-name="ce23"/>
          <table:table-cell table:style-name="ce4" office:value-type="float" office:value="471.9028" calcext:value-type="float">
            <text:p>471.9028</text:p>
          </table:table-cell>
          <table:table-cell table:style-name="ce4"/>
          <table:table-cell table:style-name="ce46"/>
          <table:table-cell table:style-name="ce48" office:value-type="float" office:value="18.9935" calcext:value-type="float">
            <text:p>18.994</text:p>
          </table:table-cell>
          <table:table-cell table:style-name="ce4" office:value-type="float" office:value="6.03375" calcext:value-type="float">
            <text:p>6.03375</text:p>
          </table:table-cell>
          <table:table-cell table:number-columns-repeated="18"/>
        </table:table-row>
        <table:table-row table:style-name="ro1"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covered-table-cell table:number-columns-repeated="6" table:style-name="ce4"/>
          <table:table-cell table:style-name="ce4"/>
          <table:table-cell table:style-name="ce23" office:value-type="string" calcext:value-type="string">
            <text:p>320-S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string" calcext:value-type="string">
            <text:p>la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2" calcext:value-type="float">
            <text:p>0.002</text:p>
          </table:table-cell>
          <table:table-cell table:number-columns-repeated="2" table:style-name="ce23" office:value-type="float" office:value="0.15" calcext:value-type="float">
            <text:p>0.1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0" calcext:value-type="float">
            <text:p>240</text:p>
          </table:table-cell>
          <table:table-cell table:style-name="ce4"/>
          <table:table-cell table:style-name="ce4" office:value-type="string" calcext:value-type="string">
            <text:p>/run/media/damian/8GB/MIOL Messungen 2022/MS 612 DAY/Seite 1/Messung2.sms</text:p>
          </table:table-cell>
          <table:table-cell table:style-name="ce23"/>
          <table:table-cell table:style-name="ce4" office:value-type="string" calcext:value-type="string">
            <text:p>3098 140 565 3025</text:p>
          </table:table-cell>
          <table:table-cell table:style-name="ce4" office:value-type="string" calcext:value-type="string">
            <text:p>1 1</text:p>
          </table:table-cell>
          <table:table-cell table:style-name="ce4" office:value-type="string" calcext:value-type="string">
            <text:p>40 145 1621 1645 1727 1763 2988 3018</text:p>
          </table:table-cell>
          <table:table-cell table:style-name="ce4"/>
          <table:table-cell table:style-name="ce4" office:value-type="string" calcext:value-type="string">
            <text:p>3 5 0.0085 4 1870 2360</text:p>
          </table:table-cell>
          <table:table-cell table:style-name="ce4"/>
          <table:table-cell table:style-name="ce4" office:value-type="string" calcext:value-type="string">
            <text:p>/run/media/damian/8GB/MIOL Messungen 2022/MS 612 DAY/Seite 1/Messung2_Profile.npz</text:p>
          </table:table-cell>
          <table:table-cell table:style-name="ce4"/>
          <table:table-cell table:style-name="ce4" office:value-type="float" office:value="1.1597" calcext:value-type="float">
            <text:p>1.1597</text:p>
          </table:table-cell>
          <table:table-cell table:style-name="ce4"/>
          <table:table-cell table:style-name="ce4" office:value-type="float" office:value="-9.948" calcext:value-type="float">
            <text:p>-9.948</text:p>
          </table:table-cell>
          <table:table-cell table:style-name="ce23"/>
          <table:table-cell table:style-name="ce4" office:value-type="float" office:value="468.3072" calcext:value-type="float">
            <text:p>468.3072</text:p>
          </table:table-cell>
          <table:table-cell table:style-name="ce4"/>
          <table:table-cell table:style-name="ce46"/>
          <table:table-cell table:style-name="ce48" office:value-type="float" office:value="15.8993" calcext:value-type="float">
            <text:p>15.899</text:p>
          </table:table-cell>
          <table:table-cell table:style-name="ce4" office:value-type="float" office:value="6.04375" calcext:value-type="float">
            <text:p>6.0437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14" table:number-columns-repeated="6"/>
          <table:table-cell table:number-columns-repeated="50"/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Gelb oder Rot = verwendete Messungen für Average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ot = verwendete Messungen zur grafischen Darstellung/Auswertung</text:p>
          </table:table-cell>
          <table:table-cell table:number-columns-repeated="24"/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d_e in µm</text:p>
          </table:table-cell>
          <table:table-cell table:style-name="ce26" office:value-type="string" calcext:value-type="string">
            <text:p>Vorderseite diff?</text:p>
          </table:table-cell>
          <table:table-cell table:style-name="ce26" office:value-type="string" calcext:value-type="string" table:number-columns-spanned="5" table:number-rows-spanned="1">
            <text:p>Vorderse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ückseite</text:p>
          </table:table-cell>
          <table:covered-table-cell table:number-columns-repeated="4" table:style-name="ce26"/>
          <table:table-cell table:style-name="ce26" office:value-type="string" calcext:value-type="string">
            <text:p>d in mm</text:p>
          </table:table-cell>
          <table:table-cell table:style-name="ce26" office:value-type="string" calcext:value-type="string">
            <text:p>D in dpt</text:p>
          </table:table-cell>
          <table:table-cell table:style-name="ce26" office:value-type="string" calcext:value-type="string">
            <text:p>delta d_o in µm</text:p>
          </table:table-cell>
          <table:table-cell table:number-columns-repeated="19"/>
        </table:table-row>
        <table:table-row table:style-name="ro5">
          <table:table-cell table:number-columns-repeated="22"/>
          <table:table-cell table:style-name="ce26" office:value-type="string" calcext:value-type="string">
            <text:p>n_v</text:p>
          </table:table-cell>
          <table:table-cell table:number-columns-repeated="2"/>
          <table:table-cell table:style-name="ce26"/>
          <table:table-cell table:style-name="ce5"/>
          <table:table-cell table:style-name="ce38" table:number-columns-repeated="2"/>
          <table:table-cell table:style-name="ce5" office:value-type="string" calcext:value-type="string">
            <text:p>R in mm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 in µm</text:p>
          </table:table-cell>
          <table:table-cell table:style-name="ce5" office:value-type="string" calcext:value-type="string">
            <text:p>d_o in mm</text:p>
          </table:table-cell>
          <table:table-cell table:style-name="ce38" office:value-type="string" calcext:value-type="string">
            <text:p>h_p in µm</text:p>
          </table:table-cell>
          <table:table-cell table:style-name="ce5" office:value-type="string" calcext:value-type="string">
            <text:p>R in mm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 in µm</text:p>
          </table:table-cell>
          <table:table-cell table:style-name="ce5" office:value-type="string" calcext:value-type="string">
            <text:p>d_o in mm</text:p>
          </table:table-cell>
          <table:table-cell table:style-name="ce38" office:value-type="string" calcext:value-type="string">
            <text:p>h_p in µm</text:p>
          </table:table-cell>
          <table:table-cell table:style-name="ce5"/>
          <table:table-cell table:style-name="ce45"/>
          <table:table-cell table:style-name="ce5"/>
          <table:table-cell table:number-columns-repeated="19"/>
        </table:table-row>
        <table:table-row table:style-name="ro5">
          <table:table-cell table:number-columns-repeated="22"/>
          <table:table-cell table:style-name="ce4" office:value-type="float" office:value="1.337" calcext:value-type="float">
            <text:p>1.337</text:p>
          </table:table-cell>
          <table:table-cell table:number-columns-repeated="2"/>
          <table:table-cell table:style-name="ce26" office:value-type="string" calcext:value-type="string">
            <text:p>SN6AD1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string" calcext:value-type="string">
            <text:p>x</text:p>
          </table:table-cell>
          <table:table-cell table:style-name="ce37" table:formula="of:=ABS(AVERAGE([.AK7];[.AK9]))" office:value-type="float" office:value="33.483" calcext:value-type="float">
            <text:p>33.48</text:p>
          </table:table-cell>
          <table:table-cell table:style-name="ce37" table:formula="of:=AVERAGE([.AI7];[.AI9])" office:value-type="float" office:value="-55.9854" calcext:value-type="float">
            <text:p>-55.99</text:p>
          </table:table-cell>
          <table:table-cell table:style-name="ce40" table:formula="of:=AVERAGE([.AM7];[.AM9])" office:value-type="float" office:value="118.87195" calcext:value-type="float">
            <text:p>118.9</text:p>
          </table:table-cell>
          <table:table-cell table:style-name="ce37" table:formula="of:=AVERAGE([.AQ7];[.AQ9])" office:value-type="float" office:value="5.91625" calcext:value-type="float">
            <text:p>5.92</text:p>
          </table:table-cell>
          <table:table-cell table:style-name="ce37" table:formula="of:=AVERAGE([.AP7];[.AP9])" office:value-type="float" office:value="0.38465" calcext:value-type="float">
            <text:p>0.38</text:p>
          </table:table-cell>
          <table:table-cell table:style-name="ce37" table:formula="of:=-ABS(AVERAGE([.AK14];[.AK15]))" office:value-type="float" office:value="-32.4835" calcext:value-type="float">
            <text:p>-32.48</text:p>
          </table:table-cell>
          <table:table-cell table:style-name="ce37" table:formula="of:=AVERAGE([.AI14:.AI15])" office:value-type="float" office:value="-8.7895" calcext:value-type="float">
            <text:p>-8.79</text:p>
          </table:table-cell>
          <table:table-cell table:style-name="ce40" table:formula="of:=AVERAGE([.AM14];[.AM15])" office:value-type="float" office:value="133.45705" calcext:value-type="float">
            <text:p>133.5</text:p>
          </table:table-cell>
          <table:table-cell table:style-name="ce37" table:formula="of:=AVERAGE([.AQ14];[.AQ15])" office:value-type="float" office:value="6.006875" calcext:value-type="float">
            <text:p>6.01</text:p>
          </table:table-cell>
          <table:table-cell table:style-name="ce37" table:formula="of:=AVERAGE([.AP14];[.AP15])" office:value-type="float" office:value="2.26715" calcext:value-type="float">
            <text:p>2.27</text:p>
          </table:table-cell>
          <table:table-cell table:style-name="ce37" table:formula="of:=([.AB33]+[.AF33]+[.AK33])/1000" office:value-type="float" office:value="0.433329" calcext:value-type="float">
            <text:p>0.43</text:p>
          </table:table-cell>
          <table:table-cell table:style-name="ce47" table:formula="of:=([.AA33]-[.$W$33])*(1000/[.AD33]-1000/[.AI33]+([.AA33]-[.$W$33])/[.AA33]/[.AD33]/[.AI33]*[.AN33]*1000)" office:value-type="float" office:value="12.9069507299941" calcext:value-type="float">
            <text:p>12.91</text:p>
          </table:table-cell>
          <table:table-cell table:style-name="ce40" table:formula="of:=([.AG33]-[.AL33])*1000" office:value-type="float" office:value="-90.6250000000002" calcext:value-type="float">
            <text:p>-90.6</text:p>
          </table:table-cell>
          <table:table-cell table:number-columns-repeated="19"/>
        </table:table-row>
        <table:table-row table:style-name="ro5">
          <table:table-cell table:number-columns-repeated="25"/>
          <table:table-cell table:style-name="ce26" office:value-type="string" calcext:value-type="string">
            <text:p>MS 612 DAY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string" calcext:value-type="string">
            <text:p>x</text:p>
          </table:table-cell>
          <table:table-cell table:style-name="ce37" table:formula="of:=ABS(AVERAGE([.AK26:.AK27]))" office:value-type="float" office:value="9.9725" calcext:value-type="float">
            <text:p>9.97</text:p>
          </table:table-cell>
          <table:table-cell table:style-name="ce37" table:formula="of:=AVERAGE([.AI26:.AI27])" office:value-type="float" office:value="1.5792" calcext:value-type="float">
            <text:p>1.58</text:p>
          </table:table-cell>
          <table:table-cell table:style-name="ce40" table:formula="of:=AVERAGE([.AM26:.AM27])" office:value-type="float" office:value="470.105" calcext:value-type="float">
            <text:p>470.1</text:p>
          </table:table-cell>
          <table:table-cell table:style-name="ce37" table:formula="of:=AVERAGE([.AQ26:.AQ27])" office:value-type="float" office:value="6.03875" calcext:value-type="float">
            <text:p>6.04</text:p>
          </table:table-cell>
          <table:table-cell table:style-name="ce37" table:formula="of:=AVERAGE([.AP26:.AP27])" office:value-type="float" office:value="17.4464" calcext:value-type="float">
            <text:p>17.45</text:p>
          </table:table-cell>
          <table:table-cell table:style-name="ce37" table:formula="of:=-ABS(AVERAGE([.AK24:.AK25]))" office:value-type="float" office:value="-10.9605" calcext:value-type="float">
            <text:p>-10.96</text:p>
          </table:table-cell>
          <table:table-cell table:style-name="ce37" table:formula="of:=AVERAGE([.AI24:.AI25])" office:value-type="float" office:value="-0.92855" calcext:value-type="float">
            <text:p>-0.93</text:p>
          </table:table-cell>
          <table:table-cell table:style-name="ce40" table:formula="of:=AVERAGE([.AM24:.AM25])" office:value-type="float" office:value="410.2085" calcext:value-type="float">
            <text:p>410.2</text:p>
          </table:table-cell>
          <table:table-cell table:style-name="ce37" table:formula="of:=AVERAGE([.AQ24:.AQ25])" office:value-type="float" office:value="6.030625" calcext:value-type="float">
            <text:p>6.03</text:p>
          </table:table-cell>
          <table:table-cell table:style-name="ce37" table:formula="of:=AVERAGE([.AP24:.AP25])" office:value-type="float" office:value="5.3911" calcext:value-type="float">
            <text:p>5.39</text:p>
          </table:table-cell>
          <table:table-cell table:style-name="ce37" table:formula="of:=([.AB34]+[.AF34]+[.AK34])/1000" office:value-type="float" office:value="1.1743135" calcext:value-type="float">
            <text:p>1.17</text:p>
          </table:table-cell>
          <table:table-cell table:style-name="ce47" table:formula="of:=([.AA34]-[.$W$33])*(1000/[.AD34]-1000/[.AI34]+([.AA34]-[.$W$33])/[.AA34]/[.AD34]/[.AI34]*[.AN34]*1000)" office:value-type="float" office:value="25.3418775105988" calcext:value-type="float">
            <text:p>25.34</text:p>
          </table:table-cell>
          <table:table-cell table:style-name="ce40" table:formula="of:=([.AG34]-[.AL34])*1000" office:value-type="float" office:value="8.12499999999972" calcext:value-type="float">
            <text:p>8.1</text:p>
          </table:table-cell>
          <table:table-cell table:number-columns-repeated="19"/>
        </table:table-row>
        <table:table-row table:style-name="ro5">
          <table:table-cell table:number-columns-repeated="25"/>
          <table:table-cell table:style-name="ce26" office:value-type="string" calcext:value-type="string">
            <text:p>ZMA00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37" table:formula="of:=ABS(AVERAGE([.AK18:.AK19]))" office:value-type="float" office:value="6.551" calcext:value-type="float">
            <text:p>6.55</text:p>
          </table:table-cell>
          <table:table-cell table:style-name="ce37" table:formula="of:=AVERAGE([.AI18:.AI19])" office:value-type="float" office:value="-2.1249" calcext:value-type="float">
            <text:p>-2.12</text:p>
          </table:table-cell>
          <table:table-cell table:style-name="ce40" table:formula="of:=AVERAGE([.AM18];[.AM19])" office:value-type="float" office:value="609.5586" calcext:value-type="float">
            <text:p>609.6</text:p>
          </table:table-cell>
          <table:table-cell table:style-name="ce37" table:formula="of:=AVERAGE([.AQ18:.AQ19])" office:value-type="float" office:value="5.82875" calcext:value-type="float">
            <text:p>5.83</text:p>
          </table:table-cell>
          <table:table-cell table:style-name="ce37" table:formula="of:=AVERAGE([.AP18:.AP19])" office:value-type="float" office:value="10.18875" calcext:value-type="float">
            <text:p>10.19</text:p>
          </table:table-cell>
          <table:table-cell table:style-name="ce37" table:formula="of:=-ABS(AVERAGE([.AK21:.AK22]))" office:value-type="float" office:value="-14.5185" calcext:value-type="float">
            <text:p>-14.52</text:p>
          </table:table-cell>
          <table:table-cell table:style-name="ce37" table:formula="of:=AVERAGE([.AI21:.AI22])" office:value-type="float" office:value="-3.6814" calcext:value-type="float">
            <text:p>-3.68</text:p>
          </table:table-cell>
          <table:table-cell table:style-name="ce40" table:formula="of:=AVERAGE([.AM21:.AM22])" office:value-type="float" office:value="310.6732" calcext:value-type="float">
            <text:p>310.7</text:p>
          </table:table-cell>
          <table:table-cell table:style-name="ce37" table:formula="of:=AVERAGE([.AQ21:.AQ22])" office:value-type="float" office:value="5.9375" calcext:value-type="float">
            <text:p>5.94</text:p>
          </table:table-cell>
          <table:table-cell table:style-name="ce37" table:formula="of:=AVERAGE([.AP21:.AP22])" office:value-type="float" office:value="-15.17475" calcext:value-type="float">
            <text:p>-15.17</text:p>
          </table:table-cell>
          <table:table-cell table:style-name="ce37" table:formula="of:=([.AB35]+[.AK35]+[.AF35])/1000" office:value-type="float" office:value="1.1182318" calcext:value-type="float">
            <text:p>1.12</text:p>
          </table:table-cell>
          <table:table-cell table:style-name="ce47" table:formula="of:=([.AA35]-[.$W$33])*(1000/[.AD35]-1000/[.AI35]+([.AA35]-[.$W$33])/[.AA35]/[.AD35]/[.AI35]*[.AN35]*1000)" office:value-type="float" office:value="29.321492057112" calcext:value-type="float">
            <text:p>29.32</text:p>
          </table:table-cell>
          <table:table-cell table:style-name="ce40" table:formula="of:=([.AG35]-[.AL35])*1000" office:value-type="float" office:value="-108.750000000001" calcext:value-type="float">
            <text:p>-108.8</text:p>
          </table:table-cell>
          <table:table-cell table:number-columns-repeated="19"/>
        </table:table-row>
        <table:table-row table:style-name="ro1">
          <table:table-cell table:number-columns-repeated="25"/>
          <table:table-cell table:style-name="ce136"/>
          <table:table-cell table:number-columns-repeated="7"/>
          <table:table-cell table:style-name="Default" table:number-columns-repeated="4"/>
          <table:table-cell table:number-columns-repeated="24"/>
        </table:table-row>
        <table:table-row table:style-name="ro1">
          <table:table-cell table:style-name="Default"/>
          <table:table-cell table:number-columns-repeated="20"/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number-columns-repeated="29"/>
          <table:table-cell table:style-name="Default"/>
          <table:table-cell table:number-columns-repeated="30"/>
        </table:table-row>
        <table:table-row table:style-name="ro6">
          <table:table-cell table:number-columns-repeated="25"/>
          <table:table-cell table:style-name="ce34" office:value-type="string" calcext:value-type="string">
            <text:p>Front</text:p>
          </table:table-cell>
          <table:table-cell table:number-columns-repeated="35"/>
        </table:table-row>
        <table:table-row table:style-name="ro5">
          <table:table-cell table:number-columns-repeated="25"/>
          <table:table-cell table:style-name="ce191"/>
          <table:table-cell table:style-name="ce191" table:formula="of:=[.AD32]" office:value-type="string" office:string-value="R in mm" calcext:value-type="string">
            <text:p>R in mm</text:p>
          </table:table-cell>
          <table:table-cell table:style-name="ce191" table:formula="of:=[.AE32]" office:value-type="string" office:string-value="k" calcext:value-type="string">
            <text:p>k</text:p>
          </table:table-cell>
          <table:table-cell table:style-name="ce191" table:formula="of:=[.AH32]" office:value-type="string" office:string-value="h_p in µm" calcext:value-type="string">
            <text:p>h_p in µm</text:p>
          </table:table-cell>
          <table:table-cell table:style-name="ce191" table:formula="of:=[.AF32]" office:value-type="string" office:string-value="h in µm" calcext:value-type="string">
            <text:p>h in µm</text:p>
          </table:table-cell>
          <table:table-cell table:style-name="ce191" table:formula="of:=[.AG32]" office:value-type="string" office:string-value="d_o in mm" calcext:value-type="string">
            <text:p>d_o in mm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35" table:formula="of:=[.Z33]" office:value-type="string" office:string-value="SN6AD1" calcext:value-type="string">
            <text:p>SN6AD1</text:p>
          </table:table-cell>
          <table:table-cell table:style-name="ce37" table:formula="of:=[.AD33]" office:value-type="float" office:value="33.483" calcext:value-type="float">
            <text:p>33.48</text:p>
          </table:table-cell>
          <table:table-cell table:style-name="ce37" table:formula="of:=[.AE33]" office:value-type="float" office:value="-55.9854" calcext:value-type="float">
            <text:p>-55.99</text:p>
          </table:table-cell>
          <table:table-cell table:style-name="ce37" table:formula="of:=[.AH33]" office:value-type="float" office:value="0.38465" calcext:value-type="float">
            <text:p>0.38</text:p>
          </table:table-cell>
          <table:table-cell table:style-name="ce41" table:formula="of:=[.AF33]" office:value-type="float" office:value="118.87195" calcext:value-type="float">
            <text:p>118.9</text:p>
          </table:table-cell>
          <table:table-cell table:style-name="ce39" table:formula="of:=[.AG33]" office:value-type="float" office:value="5.91625" calcext:value-type="float">
            <text:p>5.92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35" table:formula="of:=[.Z34]" office:value-type="string" office:string-value="MS 612 DAY" calcext:value-type="string">
            <text:p>MS 612 DAY</text:p>
          </table:table-cell>
          <table:table-cell table:style-name="ce37" table:formula="of:=[.AD34]" office:value-type="float" office:value="9.9725" calcext:value-type="float">
            <text:p>9.97</text:p>
          </table:table-cell>
          <table:table-cell table:style-name="ce37" table:formula="of:=[.AE34]" office:value-type="float" office:value="1.5792" calcext:value-type="float">
            <text:p>1.58</text:p>
          </table:table-cell>
          <table:table-cell table:style-name="ce37" table:formula="of:=[.AH34]" office:value-type="float" office:value="17.4464" calcext:value-type="float">
            <text:p>17.45</text:p>
          </table:table-cell>
          <table:table-cell table:style-name="ce41" table:formula="of:=[.AF34]" office:value-type="float" office:value="470.105" calcext:value-type="float">
            <text:p>470.1</text:p>
          </table:table-cell>
          <table:table-cell table:style-name="ce39" table:formula="of:=[.AG34]" office:value-type="float" office:value="6.03875" calcext:value-type="float">
            <text:p>6.04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35" table:formula="of:=[.Z35]" office:value-type="string" office:string-value="ZMA00" calcext:value-type="string">
            <text:p>ZMA00</text:p>
          </table:table-cell>
          <table:table-cell table:style-name="ce37" table:formula="of:=[.AD35]" office:value-type="float" office:value="6.551" calcext:value-type="float">
            <text:p>6.55</text:p>
          </table:table-cell>
          <table:table-cell table:style-name="ce37" table:formula="of:=[.AE35]" office:value-type="float" office:value="-2.1249" calcext:value-type="float">
            <text:p>-2.12</text:p>
          </table:table-cell>
          <table:table-cell table:style-name="ce37" table:formula="of:=[.AH35]" office:value-type="float" office:value="10.18875" calcext:value-type="float">
            <text:p>10.19</text:p>
          </table:table-cell>
          <table:table-cell table:style-name="ce41" table:formula="of:=[.AF35]" office:value-type="float" office:value="609.5586" calcext:value-type="float">
            <text:p>609.6</text:p>
          </table:table-cell>
          <table:table-cell table:style-name="ce39" table:formula="of:=[.AG35]" office:value-type="float" office:value="5.82875" calcext:value-type="float">
            <text:p>5.83</text:p>
          </table:table-cell>
          <table:table-cell table:number-columns-repeated="30"/>
        </table:table-row>
        <table:table-row table:style-name="ro1" table:number-rows-repeated="3">
          <table:table-cell table:number-columns-repeated="61"/>
        </table:table-row>
        <table:table-row table:style-name="ro6">
          <table:table-cell table:number-columns-repeated="25"/>
          <table:table-cell table:style-name="ce34" office:value-type="string" calcext:value-type="string">
            <text:p>Back</text:p>
          </table:table-cell>
          <table:table-cell table:number-columns-repeated="35"/>
        </table:table-row>
        <table:table-row table:style-name="ro5">
          <table:table-cell table:number-columns-repeated="25"/>
          <table:table-cell table:style-name="ce26"/>
          <table:table-cell table:style-name="ce26" table:formula="of:=[.AI32]" office:value-type="string" office:string-value="R in mm" calcext:value-type="string">
            <text:p>R in mm</text:p>
          </table:table-cell>
          <table:table-cell table:style-name="ce26" table:formula="of:=[.AJ32]" office:value-type="string" office:string-value="k" calcext:value-type="string">
            <text:p>k</text:p>
          </table:table-cell>
          <table:table-cell table:style-name="ce26" table:formula="of:=[.AM32]" office:value-type="string" office:string-value="h_p in µm" calcext:value-type="string">
            <text:p>h_p in µm</text:p>
          </table:table-cell>
          <table:table-cell table:style-name="ce26" table:formula="of:=[.AK32]" office:value-type="string" office:string-value="h in µm" calcext:value-type="string">
            <text:p>h in µm</text:p>
          </table:table-cell>
          <table:table-cell table:style-name="ce26" table:formula="of:=[.AL32]" office:value-type="string" office:string-value="d_o in mm" calcext:value-type="string">
            <text:p>d_o in mm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26" table:formula="of:=[.Z41]" office:value-type="string" office:string-value="SN6AD1" calcext:value-type="string">
            <text:p>SN6AD1</text:p>
          </table:table-cell>
          <table:table-cell table:style-name="ce37" table:formula="of:=[.AI33]" office:value-type="float" office:value="-32.4835" calcext:value-type="float">
            <text:p>-32.48</text:p>
          </table:table-cell>
          <table:table-cell table:style-name="ce37" table:formula="of:=[.AJ33]" office:value-type="float" office:value="-8.7895" calcext:value-type="float">
            <text:p>-8.79</text:p>
          </table:table-cell>
          <table:table-cell table:style-name="ce39" table:formula="of:=[.AM33]" office:value-type="float" office:value="2.26715" calcext:value-type="float">
            <text:p>2.27</text:p>
          </table:table-cell>
          <table:table-cell table:style-name="ce41" table:formula="of:=[.AK33]" office:value-type="float" office:value="133.45705" calcext:value-type="float">
            <text:p>133.5</text:p>
          </table:table-cell>
          <table:table-cell table:style-name="ce39" table:formula="of:=[.AL33]" office:value-type="float" office:value="6.006875" calcext:value-type="float">
            <text:p>6.01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26" table:formula="of:=[.Z42]" office:value-type="string" office:string-value="MS 612 DAY" calcext:value-type="string">
            <text:p>MS 612 DAY</text:p>
          </table:table-cell>
          <table:table-cell table:style-name="ce37" table:formula="of:=[.AI34]" office:value-type="float" office:value="-10.9605" calcext:value-type="float">
            <text:p>-10.96</text:p>
          </table:table-cell>
          <table:table-cell table:style-name="ce37" table:formula="of:=[.AJ34]" office:value-type="float" office:value="-0.92855" calcext:value-type="float">
            <text:p>-0.93</text:p>
          </table:table-cell>
          <table:table-cell table:style-name="ce39" table:formula="of:=[.AM34]" office:value-type="float" office:value="5.3911" calcext:value-type="float">
            <text:p>5.39</text:p>
          </table:table-cell>
          <table:table-cell table:style-name="ce41" table:formula="of:=[.AK34]" office:value-type="float" office:value="410.2085" calcext:value-type="float">
            <text:p>410.2</text:p>
          </table:table-cell>
          <table:table-cell table:style-name="ce39" table:formula="of:=[.AL34]" office:value-type="float" office:value="6.030625" calcext:value-type="float">
            <text:p>6.03</text:p>
          </table:table-cell>
          <table:table-cell table:number-columns-repeated="30"/>
        </table:table-row>
        <table:table-row table:style-name="ro5">
          <table:table-cell table:number-columns-repeated="25"/>
          <table:table-cell table:style-name="ce26" table:formula="of:=[.Z43]" office:value-type="string" office:string-value="ZMA00" calcext:value-type="string">
            <text:p>ZMA00</text:p>
          </table:table-cell>
          <table:table-cell table:style-name="ce37" table:formula="of:=[.AI35]" office:value-type="float" office:value="-14.5185" calcext:value-type="float">
            <text:p>-14.52</text:p>
          </table:table-cell>
          <table:table-cell table:style-name="ce37" table:formula="of:=[.AJ35]" office:value-type="float" office:value="-3.6814" calcext:value-type="float">
            <text:p>-3.68</text:p>
          </table:table-cell>
          <table:table-cell table:style-name="ce39" table:formula="of:=[.AM35]" office:value-type="float" office:value="-15.17475" calcext:value-type="float">
            <text:p>-15.17</text:p>
          </table:table-cell>
          <table:table-cell table:style-name="ce41" table:formula="of:=[.AK35]" office:value-type="float" office:value="310.6732" calcext:value-type="float">
            <text:p>310.7</text:p>
          </table:table-cell>
          <table:table-cell table:style-name="ce39" table:formula="of:=[.AL35]" office:value-type="float" office:value="5.9375" calcext:value-type="float">
            <text:p>5.94</text:p>
          </table:table-cell>
          <table:table-cell table:number-columns-repeated="30"/>
        </table:table-row>
        <table:table-row table:style-name="ro1" table:number-rows-repeated="2">
          <table:table-cell table:number-columns-repeated="61"/>
        </table:table-row>
        <table:table-row table:style-name="ro6">
          <table:table-cell table:number-columns-repeated="25"/>
          <table:table-cell table:style-name="ce34" office:value-type="string" calcext:value-type="string">
            <text:p>Overall Geometry</text:p>
          </table:table-cell>
          <table:table-cell table:number-columns-repeated="35"/>
        </table:table-row>
        <table:table-row table:style-name="ro4">
          <table:table-cell table:number-columns-repeated="25"/>
          <table:table-cell table:style-name="ce26"/>
          <table:table-cell table:style-name="ce26" table:formula="of:=[.AA31]" office:value-type="string" office:string-value="n" calcext:value-type="string">
            <text:p>n</text:p>
          </table:table-cell>
          <table:table-cell table:style-name="ce26" table:formula="of:=[.AB31]" office:value-type="string" office:string-value="d_e in µm" calcext:value-type="string">
            <text:p>d_e in µm</text:p>
          </table:table-cell>
          <table:table-cell table:style-name="ce26" table:formula="of:=[.AP31]" office:value-type="string" office:string-value="delta d_o in µm" calcext:value-type="string">
            <text:p>delta d_o in µm</text:p>
          </table:table-cell>
          <table:table-cell table:style-name="ce26" table:formula="of:=[.AN31]" office:value-type="string" office:string-value="d in mm" calcext:value-type="string">
            <text:p>d in mm</text:p>
          </table:table-cell>
          <table:table-cell table:style-name="ce26" office:value-type="string" calcext:value-type="string">
            <text:p>Front Diffractive?</text:p>
          </table:table-cell>
          <table:table-cell table:style-name="ce26" table:formula="of:=[.AO31]" office:value-type="string" office:string-value="D in dpt" calcext:value-type="string">
            <text:p>D in dpt</text:p>
          </table:table-cell>
          <table:table-cell table:style-name="ce26" office:value-type="string" calcext:value-type="string">
            <text:p>D_n in dpt</text:p>
          </table:table-cell>
          <table:table-cell table:style-name="ce26" office:value-type="string" calcext:value-type="string">
            <text:p>D_s in dpt</text:p>
          </table:table-cell>
          <table:table-cell table:style-name="ce26" office:value-type="string" calcext:value-type="string">
            <text:p>D_ns in dpt</text:p>
          </table:table-cell>
          <table:table-cell table:number-columns-repeated="26"/>
        </table:table-row>
        <table:table-row table:style-name="ro5">
          <table:table-cell table:number-columns-repeated="25"/>
          <table:table-cell table:style-name="ce26" table:formula="of:=[.Z33]" office:value-type="string" office:string-value="SN6AD1" calcext:value-type="string">
            <text:p>SN6AD1</text:p>
          </table:table-cell>
          <table:table-cell table:style-name="ce4" table:formula="of:=[.AA33]" office:value-type="float" office:value="1.55" calcext:value-type="float">
            <text:p>1.55</text:p>
          </table:table-cell>
          <table:table-cell table:style-name="ce4" table:formula="of:=[.AB33]" office:value-type="float" office:value="181" calcext:value-type="float">
            <text:p>181</text:p>
          </table:table-cell>
          <table:table-cell table:style-name="ce40" table:formula="of:=[.AP33]" office:value-type="float" office:value="-90.6250000000002" calcext:value-type="float">
            <text:p>-90.6</text:p>
          </table:table-cell>
          <table:table-cell table:style-name="ce37" table:formula="of:=[.AN33]" office:value-type="float" office:value="0.433329" calcext:value-type="float">
            <text:p>0.43</text:p>
          </table:table-cell>
          <table:table-cell table:style-name="ce42" office:value-type="string" calcext:value-type="string">
            <text:p>x</text:p>
          </table:table-cell>
          <table:table-cell table:style-name="ce37" table:formula="of:=[.AO33]" office:value-type="float" office:value="12.9069507299941" calcext:value-type="float">
            <text:p>12.91</text:p>
          </table:table-cell>
          <table:table-cell table:style-name="ce37" table:formula="of:=[$Nahzusatz.E38]" office:value-type="float" office:value="2.94249930710458" calcext:value-type="float">
            <text:p>2.94</text:p>
          </table:table-cell>
          <table:table-cell table:style-name="ce40" office:value-type="float" office:value="13" calcext:value-type="float">
            <text:p>13.0</text:p>
          </table:table-cell>
          <table:table-cell table:style-name="ce37" table:formula="of:=[$Nahzusatz.F38]" office:value-type="float" office:value="3" calcext:value-type="float">
            <text:p>3.00</text:p>
          </table:table-cell>
          <table:table-cell table:number-columns-repeated="26"/>
        </table:table-row>
        <table:table-row table:style-name="ro5">
          <table:table-cell table:number-columns-repeated="25"/>
          <table:table-cell table:style-name="ce26" table:formula="of:=[.Z34]" office:value-type="string" office:string-value="MS 612 DAY" calcext:value-type="string">
            <text:p>MS 612 DAY</text:p>
          </table:table-cell>
          <table:table-cell table:style-name="ce4" table:formula="of:=[.AA34]" office:value-type="float" office:value="1.47" calcext:value-type="float">
            <text:p>1.47</text:p>
          </table:table-cell>
          <table:table-cell table:style-name="ce4" table:formula="of:=[.AB34]" office:value-type="float" office:value="294" calcext:value-type="float">
            <text:p>294</text:p>
          </table:table-cell>
          <table:table-cell table:style-name="ce40" table:formula="of:=[.AP34]" office:value-type="float" office:value="8.12499999999972" calcext:value-type="float">
            <text:p>8.1</text:p>
          </table:table-cell>
          <table:table-cell table:style-name="ce37" table:formula="of:=[.AN34]" office:value-type="float" office:value="1.1743135" calcext:value-type="float">
            <text:p>1.17</text:p>
          </table:table-cell>
          <table:table-cell table:style-name="ce42" office:value-type="string" calcext:value-type="string">
            <text:p>x</text:p>
          </table:table-cell>
          <table:table-cell table:style-name="ce37" table:formula="of:=[.AO34]" office:value-type="float" office:value="25.3418775105988" calcext:value-type="float">
            <text:p>25.34</text:p>
          </table:table-cell>
          <table:table-cell table:style-name="ce37" table:formula="of:=[$Nahzusatz.J38]" office:value-type="float" office:value="3.46429489273972" calcext:value-type="float">
            <text:p>3.46</text:p>
          </table:table-cell>
          <table:table-cell table:style-name="ce40" office:value-type="float" office:value="25.5" calcext:value-type="float">
            <text:p>25.5</text:p>
          </table:table-cell>
          <table:table-cell table:style-name="ce37" table:formula="of:=[$Nahzusatz.K38]" office:value-type="float" office:value="3.5" calcext:value-type="float">
            <text:p>3.50</text:p>
          </table:table-cell>
          <table:table-cell table:number-columns-repeated="26"/>
        </table:table-row>
        <table:table-row table:style-name="ro5">
          <table:table-cell table:number-columns-repeated="25"/>
          <table:table-cell table:style-name="ce26" table:formula="of:=[.Z35]" office:value-type="string" office:string-value="ZMA00" calcext:value-type="string">
            <text:p>ZMA00</text:p>
          </table:table-cell>
          <table:table-cell table:style-name="ce4" table:formula="of:=[.AA35]" office:value-type="float" office:value="1.47" calcext:value-type="float">
            <text:p>1.47</text:p>
          </table:table-cell>
          <table:table-cell table:style-name="ce4" table:formula="of:=[.AB35]" office:value-type="float" office:value="198" calcext:value-type="float">
            <text:p>198</text:p>
          </table:table-cell>
          <table:table-cell table:style-name="ce40" table:formula="of:=[.AP35]" office:value-type="float" office:value="-108.750000000001" calcext:value-type="float">
            <text:p>-108.8</text:p>
          </table:table-cell>
          <table:table-cell table:style-name="ce37" table:formula="of:=[.AN35]" office:value-type="float" office:value="1.1182318" calcext:value-type="float">
            <text:p>1.12</text:p>
          </table:table-cell>
          <table:table-cell table:style-name="ce33"/>
          <table:table-cell table:style-name="ce37" table:formula="of:=[.AO35]" office:value-type="float" office:value="29.321492057112" calcext:value-type="float">
            <text:p>29.32</text:p>
          </table:table-cell>
          <table:table-cell table:style-name="ce37" table:formula="of:=[$Nahzusatz.O38]" office:value-type="float" office:value="4.23763013340602" calcext:value-type="float">
            <text:p>4.24</text:p>
          </table:table-cell>
          <table:table-cell table:style-name="ce40" office:value-type="float" office:value="30" calcext:value-type="float">
            <text:p>30.0</text:p>
          </table:table-cell>
          <table:table-cell table:style-name="ce37" table:formula="of:=[$Nahzusatz.P38]" office:value-type="float" office:value="4" calcext:value-type="float">
            <text:p>4.00</text:p>
          </table:table-cell>
          <table:table-cell table:number-columns-repeated="26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27"/>
        </table:table-row>
        <table:table-row table:style-name="ro1" table:number-rows-repeated="1048516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Nahzusatz" table:style-name="ta1">
        <office:forms form:automatic-focus="false" form:apply-design-mode="false"/>
        <table:shapes>
          <draw:frame draw:z-index="0" draw:style-name="gr1" draw:text-style-name="P1" svg:width="15.999cm" svg:height="8.999cm" svg:x="40.411cm" svg:y="24.484cm">
            <draw:object draw:notify-on-update-of-ranges="Nahzusatz.B7:Nahzusatz.B36 Nahzusatz.M6:Nahzusatz.M6 Nahzusatz.M7:Nahzusatz.M36 Nahzusatz.B7:Nahzusatz.B36 Nahzusatz.N6:Nahzusatz.N6 Nahzusatz.N7:Nahzusatz.N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.947cm" svg:y="23.822cm">
            <draw:object draw:notify-on-update-of-ranges="Nahzusatz.B7:Nahzusatz.B15 Nahzusatz.C6:Nahzusatz.C6 Nahzusatz.C7:Nahzusatz.C15 Nahzusatz.B7:Nahzusatz.B15 Nahzusatz.D6:Nahzusatz.D6 Nahzusatz.D7:Nahzusatz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21.659cm" svg:y="24.138cm">
            <draw:object draw:notify-on-update-of-ranges="Nahzusatz.B7:Nahzusatz.B16 Nahzusatz.H6:Nahzusatz.H6 Nahzusatz.H7:Nahzusatz.H16 Nahzusatz.B7:Nahzusatz.B16 Nahzusatz.I6:Nahzusatz.I6 Nahzusatz.I7:Nahzusatz.I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9" table:default-cell-style-name="ce33"/>
        <table:table-column table:style-name="co1" table:number-columns-repeated="11" table:default-cell-style-name="ce33"/>
        <table:table-column table:style-name="co1" table:default-cell-style-name="ce51"/>
        <table:table-column table:style-name="co1" table:default-cell-style-name="ce56"/>
        <table:table-column table:style-name="co1" table:default-cell-style-name="ce33"/>
        <table:table-column table:style-name="co1" table:number-columns-repeated="2" table:default-cell-style-name="Default"/>
        <table:table-column table:style-name="co30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15"/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style-name="ce26" office:value-type="string" calcext:value-type="string">
            <text:p>lambda in nm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office:value-type="float" office:value="550" calcext:value-type="float">
            <text:p>550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15"/>
          <table:table-cell table:number-columns-repeated="5"/>
        </table:table-row>
        <table:table-row table:style-name="ro5">
          <table:table-cell/>
          <table:table-cell table:style-name="Default"/>
          <table:table-cell table:style-name="ce26" office:value-type="string" calcext:value-type="string" table:number-columns-spanned="4" table:number-rows-spanned="1">
            <text:p>SN6AD1</text:p>
          </table:table-cell>
          <table:covered-table-cell table:number-columns-repeated="3" table:style-name="Default"/>
          <table:table-cell table:style-name="Default"/>
          <table:table-cell table:style-name="ce26" office:value-type="string" calcext:value-type="string" table:number-columns-spanned="4" table:number-rows-spanned="1">
            <text:p>MS 612 DAY</text:p>
          </table:table-cell>
          <table:covered-table-cell table:number-columns-repeated="3" table:style-name="Default"/>
          <table:table-cell table:style-name="Default"/>
          <table:table-cell table:style-name="ce57" office:value-type="string" calcext:value-type="string" table:number-columns-spanned="4" table:number-rows-spanned="1">
            <text:p>ZMA00</text:p>
          </table:table-cell>
          <table:covered-table-cell table:number-columns-repeated="3" table:style-name="ce58"/>
          <table:table-cell table:number-columns-repeated="5"/>
        </table:table-row>
        <table:table-row table:style-name="ro5">
          <table:table-cell/>
          <table:table-cell table:style-name="ce26" office:value-type="string" calcext:value-type="string">
            <text:p>Stufe</text:p>
          </table:table-cell>
          <table:table-cell table:style-name="ce26" office:value-type="string" calcext:value-type="string">
            <text:p>r in µm</text:p>
          </table:table-cell>
          <table:table-cell table:style-name="ce26" office:value-type="string" calcext:value-type="string">
            <text:p>r_soll in µm</text:p>
          </table:table-cell>
          <table:table-cell table:style-name="ce26" office:value-type="string" calcext:value-type="string">
            <text:p>D_ist in dpt</text:p>
          </table:table-cell>
          <table:table-cell table:style-name="ce26" office:value-type="string" calcext:value-type="string">
            <text:p>D_soll in dpt</text:p>
          </table:table-cell>
          <table:table-cell table:style-name="ce26"/>
          <table:table-cell table:style-name="ce26" office:value-type="string" calcext:value-type="string">
            <text:p>r in µm</text:p>
          </table:table-cell>
          <table:table-cell table:style-name="ce26" office:value-type="string" calcext:value-type="string">
            <text:p>r_soll in µm</text:p>
          </table:table-cell>
          <table:table-cell table:style-name="ce26" office:value-type="string" calcext:value-type="string">
            <text:p>D_ist in dpt</text:p>
          </table:table-cell>
          <table:table-cell table:style-name="ce26" office:value-type="string" calcext:value-type="string">
            <text:p>D_soll in dpt</text:p>
          </table:table-cell>
          <table:table-cell table:style-name="ce26"/>
          <table:table-cell table:style-name="ce26" office:value-type="string" calcext:value-type="string">
            <text:p>r in µm</text:p>
          </table:table-cell>
          <table:table-cell table:style-name="ce26" office:value-type="string" calcext:value-type="string">
            <text:p>r_soll in µm</text:p>
          </table:table-cell>
          <table:table-cell table:style-name="ce26" office:value-type="string" calcext:value-type="string">
            <text:p>D_ist in dpt</text:p>
          </table:table-cell>
          <table:table-cell table:style-name="ce26" office:value-type="string" calcext:value-type="string">
            <text:p>D_soll in d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5.2" calcext:value-type="float">
            <text:p>435.2</text:p>
          </table:table-cell>
          <table:table-cell table:style-name="ce51" table:formula="of:=SQRT((2*[.B7]-1)*[.$E$3]*1/[.F7]*0.000000001)*1000000" office:value-type="float" office:value="428.174419288838" calcext:value-type="float">
            <text:p>428.2</text:p>
          </table:table-cell>
          <table:table-cell table:style-name="ce52" table:formula="of:=(2*[.B7]-1)*[.$E$3]*0.000000001/([.C7]*0.000001)^2" office:value-type="float" office:value="2.90392179390138" calcext:value-type="float">
            <text:p>2.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51" table:formula="of:=SQRT((2*[.B7])*[.$E$3]*1/[.K7]*0.000000001)*1000000" office:value-type="float" office:value="560.611910581388" calcext:value-type="float">
            <text:p>560.6</text:p>
          </table:table-cell>
          <table:table-cell table:style-name="ce56" table:formula="of:=(2*[.B7])*[.$E$3]*0.000000001/([.H7]*0.000001)^2" office:value-type="float" office:value="3.45807554951964" calcext:value-type="float">
            <text:p>3.45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.2" calcext:value-type="float">
            <text:p>509.2</text:p>
          </table:table-cell>
          <table:table-cell table:formula="of:=SQRT((2*[.B7])*[.$E$3]*1/[.P7]*0.000000001)*1000000" office:value-type="float" office:value="524.404424085076" calcext:value-type="float">
            <text:p>524.4</text:p>
          </table:table-cell>
          <table:table-cell table:formula="of:=(2*[.B7])*[.$E$3]*0.000000001/([.M7]*0.000001)^2" office:value-type="float" office:value="4.24244181992423" calcext:value-type="float">
            <text:p>4.24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style-name="ce51" table:formula="of:=SQRT((2*[.B8]-1)*[.$E$3]*1/[.F8]*0.000000001)*1000000" office:value-type="float" office:value="741.619848709566" calcext:value-type="float">
            <text:p>741.6</text:p>
          </table:table-cell>
          <table:table-cell table:style-name="ce52" table:formula="of:=(2*[.B8]-1)*[.$E$3]*0.000000001/([.C8]*0.000001)^2" office:value-type="float" office:value="2.93333333333333" calcext:value-type="float">
            <text:p>2.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8" calcext:value-type="float">
            <text:p>798</text:p>
          </table:table-cell>
          <table:table-cell table:style-name="ce51" table:formula="of:=SQRT((2*[.B8])*[.$E$3]*1/[.K8]*0.000000001)*1000000" office:value-type="float" office:value="792.824967172092" calcext:value-type="float">
            <text:p>792.8</text:p>
          </table:table-cell>
          <table:table-cell table:style-name="ce56" table:formula="of:=(2*[.B8])*[.$E$3]*0.000000001/([.H8]*0.000001)^2" office:value-type="float" office:value="3.45475216864216" calcext:value-type="float">
            <text:p>3.45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722" calcext:value-type="float">
            <text:p>722</text:p>
          </table:table-cell>
          <table:table-cell table:formula="of:=SQRT((2*[.B8])*[.$E$3]*1/[.P8]*0.000000001)*1000000" office:value-type="float" office:value="741.619848709566" calcext:value-type="float">
            <text:p>741.6</text:p>
          </table:table-cell>
          <table:table-cell table:formula="of:=(2*[.B8])*[.$E$3]*0.000000001/([.M8]*0.000001)^2" office:value-type="float" office:value="4.22034821709471" calcext:value-type="float">
            <text:p>4.2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7" calcext:value-type="float">
            <text:p>967</text:p>
          </table:table-cell>
          <table:table-cell table:style-name="ce51" table:formula="of:=SQRT((2*[.B9]-1)*[.$E$3]*1/[.F9]*0.000000001)*1000000" office:value-type="float" office:value="957.427107756338" calcext:value-type="float">
            <text:p>957.4</text:p>
          </table:table-cell>
          <table:table-cell table:style-name="ce52" table:formula="of:=(2*[.B9]-1)*[.$E$3]*0.000000001/([.C9]*0.000001)^2" office:value-type="float" office:value="2.94089653498223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6.4" calcext:value-type="float">
            <text:p>976.4</text:p>
          </table:table-cell>
          <table:table-cell table:style-name="ce51" table:formula="of:=SQRT((2*[.B9])*[.$E$3]*1/[.K9]*0.000000001)*1000000" office:value-type="float" office:value="971.008312455225" calcext:value-type="float">
            <text:p>971.0</text:p>
          </table:table-cell>
          <table:table-cell table:style-name="ce56" table:formula="of:=(2*[.B9])*[.$E$3]*0.000000001/([.H9]*0.000001)^2" office:value-type="float" office:value="3.46145267560642" calcext:value-type="float">
            <text:p>3.46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884.2" calcext:value-type="float">
            <text:p>884.2</text:p>
          </table:table-cell>
          <table:table-cell table:formula="of:=SQRT((2*[.B9])*[.$E$3]*1/[.P9]*0.000000001)*1000000" office:value-type="float" office:value="908.295106229248" calcext:value-type="float">
            <text:p>908.3</text:p>
          </table:table-cell>
          <table:table-cell table:formula="of:=(2*[.B9])*[.$E$3]*0.000000001/([.M9]*0.000001)^2" office:value-type="float" office:value="4.22097634917881" calcext:value-type="float">
            <text:p>4.2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table:style-name="ce51" table:formula="of:=SQRT((2*[.B10]-1)*[.$E$3]*1/[.F10]*0.000000001)*1000000" office:value-type="float" office:value="1132.84303119776" calcext:value-type="float">
            <text:p>1132.8</text:p>
          </table:table-cell>
          <table:table-cell table:style-name="ce52" table:formula="of:=(2*[.B10]-1)*[.$E$3]*0.000000001/([.C10]*0.000001)^2" office:value-type="float" office:value="2.94176976869285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7.6" calcext:value-type="float">
            <text:p>1127.6</text:p>
          </table:table-cell>
          <table:table-cell table:style-name="ce51" table:formula="of:=SQRT((2*[.B10])*[.$E$3]*1/[.K10]*0.000000001)*1000000" office:value-type="float" office:value="1121.22382116278" calcext:value-type="float">
            <text:p>1121.2</text:p>
          </table:table-cell>
          <table:table-cell table:style-name="ce56" table:formula="of:=(2*[.B10])*[.$E$3]*0.000000001/([.H10]*0.000001)^2" office:value-type="float" office:value="3.46052939052779" calcext:value-type="float">
            <text:p>3.46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023.7" calcext:value-type="float">
            <text:p>1023.7</text:p>
          </table:table-cell>
          <table:table-cell table:formula="of:=SQRT((2*[.B10])*[.$E$3]*1/[.P10]*0.000000001)*1000000" office:value-type="float" office:value="1048.80884817015" calcext:value-type="float">
            <text:p>1048.8</text:p>
          </table:table-cell>
          <table:table-cell table:formula="of:=(2*[.B10])*[.$E$3]*0.000000001/([.M10]*0.000001)^2" office:value-type="float" office:value="4.19862676468641" calcext:value-type="float">
            <text:p>4.19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style-name="ce51" table:formula="of:=SQRT((2*[.B11]-1)*[.$E$3]*1/[.F11]*0.000000001)*1000000" office:value-type="float" office:value="1284.52325786651" calcext:value-type="float">
            <text:p>1284.5</text:p>
          </table:table-cell>
          <table:table-cell table:style-name="ce52" table:formula="of:=(2*[.B11]-1)*[.$E$3]*0.000000001/([.C11]*0.000001)^2" office:value-type="float" office:value="2.94710219478738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1.4" calcext:value-type="float">
            <text:p>1261.4</text:p>
          </table:table-cell>
          <table:table-cell table:style-name="ce51" table:formula="of:=SQRT((2*[.B11])*[.$E$3]*1/[.K11]*0.000000001)*1000000" office:value-type="float" office:value="1253.56634105602" calcext:value-type="float">
            <text:p>1253.6</text:p>
          </table:table-cell>
          <table:table-cell table:style-name="ce56" table:formula="of:=(2*[.B11])*[.$E$3]*0.000000001/([.H11]*0.000001)^2" office:value-type="float" office:value="3.45666296171056" calcext:value-type="float">
            <text:p>3.45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142.8" calcext:value-type="float">
            <text:p>1142.8</text:p>
          </table:table-cell>
          <table:table-cell table:formula="of:=SQRT((2*[.B11])*[.$E$3]*1/[.P11]*0.000000001)*1000000" office:value-type="float" office:value="1172.60393995586" calcext:value-type="float">
            <text:p>1172.6</text:p>
          </table:table-cell>
          <table:table-cell table:formula="of:=(2*[.B11])*[.$E$3]*0.000000001/([.M11]*0.000001)^2" office:value-type="float" office:value="4.21135862533414" calcext:value-type="float">
            <text:p>4.2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33" calcext:value-type="float">
            <text:p>1433</text:p>
          </table:table-cell>
          <table:table-cell table:style-name="ce51" table:formula="of:=SQRT((2*[.B12]-1)*[.$E$3]*1/[.F12]*0.000000001)*1000000" office:value-type="float" office:value="1420.09389360939" calcext:value-type="float">
            <text:p>1420.1</text:p>
          </table:table-cell>
          <table:table-cell table:style-name="ce52" table:formula="of:=(2*[.B12]-1)*[.$E$3]*0.000000001/([.C12]*0.000001)^2" office:value-type="float" office:value="2.94620521463714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1" calcext:value-type="float">
            <text:p>1381</text:p>
          </table:table-cell>
          <table:table-cell table:style-name="ce51" table:formula="of:=SQRT((2*[.B12])*[.$E$3]*1/[.K12]*0.000000001)*1000000" office:value-type="float" office:value="1373.21312465119" calcext:value-type="float">
            <text:p>1373.2</text:p>
          </table:table-cell>
          <table:table-cell table:style-name="ce56" table:formula="of:=(2*[.B12])*[.$E$3]*0.000000001/([.H12]*0.000001)^2" office:value-type="float" office:value="3.46064123584742" calcext:value-type="float">
            <text:p>3.46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247" calcext:value-type="float">
            <text:p>1247</text:p>
          </table:table-cell>
          <table:table-cell table:formula="of:=SQRT((2*[.B12])*[.$E$3]*1/[.P12]*0.000000001)*1000000" office:value-type="float" office:value="1284.52325786651" calcext:value-type="float">
            <text:p>1284.5</text:p>
          </table:table-cell>
          <table:table-cell table:formula="of:=(2*[.B12])*[.$E$3]*0.000000001/([.M12]*0.000001)^2" office:value-type="float" office:value="4.24434842499304" calcext:value-type="float">
            <text:p>4.2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58" calcext:value-type="float">
            <text:p>1558</text:p>
          </table:table-cell>
          <table:table-cell table:style-name="ce51" table:formula="of:=SQRT((2*[.B13]-1)*[.$E$3]*1/[.F13]*0.000000001)*1000000" office:value-type="float" office:value="1543.80482358792" calcext:value-type="float">
            <text:p>1543.8</text:p>
          </table:table-cell>
          <table:table-cell table:style-name="ce52" table:formula="of:=(2*[.B13]-1)*[.$E$3]*0.000000001/([.C13]*0.000001)^2" office:value-type="float" office:value="2.94558212118166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0" calcext:value-type="float">
            <text:p>1490</text:p>
          </table:table-cell>
          <table:table-cell table:style-name="ce51" table:formula="of:=SQRT((2*[.B13])*[.$E$3]*1/[.K13]*0.000000001)*1000000" office:value-type="float" office:value="1483.23969741913" calcext:value-type="float">
            <text:p>1483.2</text:p>
          </table:table-cell>
          <table:table-cell table:style-name="ce56" table:formula="of:=(2*[.B13])*[.$E$3]*0.000000001/([.H13]*0.000001)^2" office:value-type="float" office:value="3.46831223818747" calcext:value-type="float">
            <text:p>3.46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346.2" calcext:value-type="float">
            <text:p>1346.2</text:p>
          </table:table-cell>
          <table:table-cell table:formula="of:=SQRT((2*[.B13])*[.$E$3]*1/[.P13]*0.000000001)*1000000" office:value-type="float" office:value="1387.44369255116" calcext:value-type="float">
            <text:p>1387.4</text:p>
          </table:table-cell>
          <table:table-cell table:formula="of:=(2*[.B13])*[.$E$3]*0.000000001/([.M13]*0.000001)^2" office:value-type="float" office:value="4.24885150233099" calcext:value-type="float">
            <text:p>4.24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72.5" calcext:value-type="float">
            <text:p>1672.5</text:p>
          </table:table-cell>
          <table:table-cell table:style-name="ce51" table:formula="of:=SQRT((2*[.B14]-1)*[.$E$3]*1/[.F14]*0.000000001)*1000000" office:value-type="float" office:value="1658.3123951777" calcext:value-type="float">
            <text:p>1658.3</text:p>
          </table:table-cell>
          <table:table-cell table:style-name="ce52" table:formula="of:=(2*[.B14]-1)*[.$E$3]*0.000000001/([.C14]*0.000001)^2" office:value-type="float" office:value="2.94931864036411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2" calcext:value-type="float">
            <text:p>1592</text:p>
          </table:table-cell>
          <table:table-cell table:style-name="ce51" table:formula="of:=SQRT((2*[.B14])*[.$E$3]*1/[.K14]*0.000000001)*1000000" office:value-type="float" office:value="1585.64993434418" calcext:value-type="float">
            <text:p>1585.6</text:p>
          </table:table-cell>
          <table:table-cell table:style-name="ce56" table:formula="of:=(2*[.B14])*[.$E$3]*0.000000001/([.H14]*0.000001)^2" office:value-type="float" office:value="3.47213454205702" calcext:value-type="float">
            <text:p>3.47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445.2" calcext:value-type="float">
            <text:p>1445.2</text:p>
          </table:table-cell>
          <table:table-cell table:formula="of:=SQRT((2*[.B14])*[.$E$3]*1/[.P14]*0.000000001)*1000000" office:value-type="float" office:value="1483.23969741913" calcext:value-type="float">
            <text:p>1483.2</text:p>
          </table:table-cell>
          <table:table-cell table:formula="of:=(2*[.B14])*[.$E$3]*0.000000001/([.M14]*0.000001)^2" office:value-type="float" office:value="4.21334252199499" calcext:value-type="float">
            <text:p>4.21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73" calcext:value-type="float">
            <text:p>1773</text:p>
          </table:table-cell>
          <table:table-cell table:style-name="ce51" table:formula="of:=SQRT((2*[.B15]-1)*[.$E$3]*1/[.F15]*0.000000001)*1000000" office:value-type="float" office:value="1765.40835691538" calcext:value-type="float">
            <text:p>1765.4</text:p>
          </table:table-cell>
          <table:table-cell table:style-name="ce52" table:formula="of:=(2*[.B15]-1)*[.$E$3]*0.000000001/([.C15]*0.000001)^2" office:value-type="float" office:value="2.9743641620611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87" calcext:value-type="float">
            <text:p>1687</text:p>
          </table:table-cell>
          <table:table-cell table:style-name="ce51" table:formula="of:=SQRT((2*[.B15])*[.$E$3]*1/[.K15]*0.000000001)*1000000" office:value-type="float" office:value="1681.83573174416" calcext:value-type="float">
            <text:p>1681.8</text:p>
          </table:table-cell>
          <table:table-cell table:style-name="ce56" table:formula="of:=(2*[.B15])*[.$E$3]*0.000000001/([.H15]*0.000001)^2" office:value-type="float" office:value="3.47860429962519" calcext:value-type="float">
            <text:p>3.47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526.4" calcext:value-type="float">
            <text:p>1526.4</text:p>
          </table:table-cell>
          <table:table-cell table:formula="of:=SQRT((2*[.B15])*[.$E$3]*1/[.P15]*0.000000001)*1000000" office:value-type="float" office:value="1573.21327225523" calcext:value-type="float">
            <text:p>1573.2</text:p>
          </table:table-cell>
          <table:table-cell table:formula="of:=(2*[.B15])*[.$E$3]*0.000000001/([.M15]*0.000001)^2" office:value-type="float" office:value="4.24911494798465" calcext:value-type="float">
            <text:p>4.24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style-name="ce51" table:formula="of:=SQRT((2*[.B16])*[.$E$3]*1/[.K16]*0.000000001)*1000000" office:value-type="float" office:value="1772.81052085584" calcext:value-type="float">
            <text:p>1772.8</text:p>
          </table:table-cell>
          <table:table-cell table:style-name="ce56" table:formula="of:=(2*[.B16])*[.$E$3]*0.000000001/([.H16]*0.000001)^2" office:value-type="float" office:value="3.47178386567353" calcext:value-type="float">
            <text:p>3.47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614.4" calcext:value-type="float">
            <text:p>1614.4</text:p>
          </table:table-cell>
          <table:table-cell table:formula="of:=SQRT((2*[.B16])*[.$E$3]*1/[.P16]*0.000000001)*1000000" office:value-type="float" office:value="1658.3123951777" calcext:value-type="float">
            <text:p>1658.3</text:p>
          </table:table-cell>
          <table:table-cell table:formula="of:=(2*[.B16])*[.$E$3]*0.000000001/([.M16]*0.000001)^2" office:value-type="float" office:value="4.22056300038995" calcext:value-type="float">
            <text:p>4.2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1689.3" calcext:value-type="float">
            <text:p>1689.3</text:p>
          </table:table-cell>
          <table:table-cell table:formula="of:=SQRT((2*[.B17])*[.$E$3]*1/[.P17]*0.000000001)*1000000" office:value-type="float" office:value="1739.25271309261" calcext:value-type="float">
            <text:p>1739.3</text:p>
          </table:table-cell>
          <table:table-cell table:formula="of:=(2*[.B17])*[.$E$3]*0.000000001/([.M17]*0.000001)^2" office:value-type="float" office:value="4.2400580861326" calcext:value-type="float">
            <text:p>4.2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765.6" calcext:value-type="float">
            <text:p>1765.6</text:p>
          </table:table-cell>
          <table:table-cell table:formula="of:=SQRT((2*[.B18])*[.$E$3]*1/[.P18]*0.000000001)*1000000" office:value-type="float" office:value="1816.5902124585" calcext:value-type="float">
            <text:p>1816.6</text:p>
          </table:table-cell>
          <table:table-cell table:formula="of:=(2*[.B18])*[.$E$3]*0.000000001/([.M18]*0.000001)^2" office:value-type="float" office:value="4.23437474657909" calcext:value-type="float">
            <text:p>4.23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float" office:value="1835.6" calcext:value-type="float">
            <text:p>1835.6</text:p>
          </table:table-cell>
          <table:table-cell table:formula="of:=SQRT((2*[.B19])*[.$E$3]*1/[.P19]*0.000000001)*1000000" office:value-type="float" office:value="1890.7670401189" calcext:value-type="float">
            <text:p>1890.8</text:p>
          </table:table-cell>
          <table:table-cell table:formula="of:=(2*[.B19])*[.$E$3]*0.000000001/([.M19]*0.000001)^2" office:value-type="float" office:value="4.24404460228518" calcext:value-type="float">
            <text:p>4.2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905.9" calcext:value-type="float">
            <text:p>1905.9</text:p>
          </table:table-cell>
          <table:table-cell table:formula="of:=SQRT((2*[.B20])*[.$E$3]*1/[.P20]*0.000000001)*1000000" office:value-type="float" office:value="1962.14168703486" calcext:value-type="float">
            <text:p>1962.1</text:p>
          </table:table-cell>
          <table:table-cell table:formula="of:=(2*[.B20])*[.$E$3]*0.000000001/([.M20]*0.000001)^2" office:value-type="float" office:value="4.23955721557896" calcext:value-type="float">
            <text:p>4.24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 table:number-columns-spanned="2" table:number-rows-spanned="1">
            <text:p>Design parameter</text:p>
          </table:table-cell>
          <table:covered-table-cell table:style-name="ce26"/>
          <table:table-cell table:number-columns-repeated="2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975.7" calcext:value-type="float">
            <text:p>1975.7</text:p>
          </table:table-cell>
          <table:table-cell table:formula="of:=SQRT((2*[.B21])*[.$E$3]*1/[.P21]*0.000000001)*1000000" office:value-type="float" office:value="2031.00960115899" calcext:value-type="float">
            <text:p>2031.0</text:p>
          </table:table-cell>
          <table:table-cell table:formula="of:=(2*[.B21])*[.$E$3]*0.000000001/([.M21]*0.000001)^2" office:value-type="float" office:value="4.22709437917394" calcext:value-type="float">
            <text:p>4.22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style-name="ce26" office:value-type="string" calcext:value-type="string">
            <text:p>alpha</text:p>
          </table:table-cell>
          <table:table-cell table:style-name="ce163" table:number-columns-repeated="2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035.4" calcext:value-type="float">
            <text:p>2035.4</text:p>
          </table:table-cell>
          <table:table-cell table:formula="of:=SQRT((2*[.B22])*[.$E$3]*1/[.P22]*0.000000001)*1000000" office:value-type="float" office:value="2097.6176963403" calcext:value-type="float">
            <text:p>2097.6</text:p>
          </table:table-cell>
          <table:table-cell table:formula="of:=(2*[.B22])*[.$E$3]*0.000000001/([.M22]*0.000001)^2" office:value-type="float" office:value="4.24827994627741" calcext:value-type="float">
            <text:p>4.24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SN6AD1</text:p>
          </table:table-cell>
          <table:table-cell table:style-name="ce52" table:formula="of:=[.E43]" office:value-type="float" office:value="0.463565454545455" calcext:value-type="float">
            <text:p>0.46</text:p>
          </table:table-cell>
          <table:table-cell table:style-name="ce242"/>
          <table:table-cell table:style-name="ce95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office:value-type="float" office:value="2098.6" calcext:value-type="float">
            <text:p>2098.6</text:p>
          </table:table-cell>
          <table:table-cell table:formula="of:=SQRT((2*[.B23])*[.$E$3]*1/[.P23]*0.000000001)*1000000" office:value-type="float" office:value="2162.17483104397" calcext:value-type="float">
            <text:p>2162.2</text:p>
          </table:table-cell>
          <table:table-cell table:formula="of:=(2*[.B23])*[.$E$3]*0.000000001/([.M23]*0.000001)^2" office:value-type="float" office:value="4.24602228772066" calcext:value-type="float">
            <text:p>4.24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MS 612 DAY</text:p>
          </table:table-cell>
          <table:table-cell table:style-name="ce52" table:formula="of:=[.J43]" office:value-type="float" office:value="0.487505454545455" calcext:value-type="float">
            <text:p>0.49</text:p>
          </table:table-cell>
          <table:table-cell table:style-name="ce242"/>
          <table:table-cell table:style-name="ce95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2162.8" calcext:value-type="float">
            <text:p>2162.8</text:p>
          </table:table-cell>
          <table:table-cell table:formula="of:=SQRT((2*[.B24])*[.$E$3]*1/[.P24]*0.000000001)*1000000" office:value-type="float" office:value="2224.8595461287" calcext:value-type="float">
            <text:p>2224.9</text:p>
          </table:table-cell>
          <table:table-cell table:formula="of:=(2*[.B24])*[.$E$3]*0.000000001/([.M24]*0.000001)^2" office:value-type="float" office:value="4.23284600249511" calcext:value-type="float">
            <text:p>4.23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ZMA00</text:p>
          </table:table-cell>
          <table:table-cell table:style-name="ce52" table:formula="of:=[.O43]" office:value-type="float" office:value="0.464774545454545" calcext:value-type="float">
            <text:p>0.46</text:p>
          </table:table-cell>
          <table:table-cell table:style-name="ce242"/>
          <table:table-cell table:style-name="ce9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2220.3" calcext:value-type="float">
            <text:p>2220.3</text:p>
          </table:table-cell>
          <table:table-cell table:formula="of:=SQRT((2*[.B25])*[.$E$3]*1/[.P25]*0.000000001)*1000000" office:value-type="float" office:value="2285.82589013249" calcext:value-type="float">
            <text:p>2285.8</text:p>
          </table:table-cell>
          <table:table-cell table:formula="of:=(2*[.B25])*[.$E$3]*0.000000001/([.M25]*0.000001)^2" office:value-type="float" office:value="4.23958130349432" calcext:value-type="float">
            <text:p>4.2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2275" calcext:value-type="float">
            <text:p>2275</text:p>
          </table:table-cell>
          <table:table-cell table:formula="of:=SQRT((2*[.B26])*[.$E$3]*1/[.P26]*0.000000001)*1000000" office:value-type="float" office:value="2345.20787991171" calcext:value-type="float">
            <text:p>2345.2</text:p>
          </table:table-cell>
          <table:table-cell table:formula="of:=(2*[.B26])*[.$E$3]*0.000000001/([.M26]*0.000001)^2" office:value-type="float" office:value="4.25069436058447" calcext:value-type="float">
            <text:p>4.25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2333.9" calcext:value-type="float">
            <text:p>2333.9</text:p>
          </table:table-cell>
          <table:table-cell table:formula="of:=SQRT((2*[.B27])*[.$E$3]*1/[.P27]*0.000000001)*1000000" office:value-type="float" office:value="2403.12296813958" calcext:value-type="float">
            <text:p>2403.1</text:p>
          </table:table-cell>
          <table:table-cell table:formula="of:=(2*[.B27])*[.$E$3]*0.000000001/([.M27]*0.000001)^2" office:value-type="float" office:value="4.24079707701354" calcext:value-type="float">
            <text:p>4.24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2387.6" calcext:value-type="float">
            <text:p>2387.6</text:p>
          </table:table-cell>
          <table:table-cell table:formula="of:=SQRT((2*[.B28])*[.$E$3]*1/[.P28]*0.000000001)*1000000" office:value-type="float" office:value="2459.67477524977" calcext:value-type="float">
            <text:p>2459.7</text:p>
          </table:table-cell>
          <table:table-cell table:formula="of:=(2*[.B28])*[.$E$3]*0.000000001/([.M28]*0.000001)^2" office:value-type="float" office:value="4.24514203487438" calcext:value-type="float">
            <text:p>4.24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2443.2" calcext:value-type="float">
            <text:p>2443.2</text:p>
          </table:table-cell>
          <table:table-cell table:formula="of:=SQRT((2*[.B29])*[.$E$3]*1/[.P29]*0.000000001)*1000000" office:value-type="float" office:value="2514.95526799186" calcext:value-type="float">
            <text:p>2515.0</text:p>
          </table:table-cell>
          <table:table-cell table:formula="of:=(2*[.B29])*[.$E$3]*0.000000001/([.M29]*0.000001)^2" office:value-type="float" office:value="4.2384052778003" calcext:value-type="float">
            <text:p>4.23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492.45" calcext:value-type="float">
            <text:p>2492.45</text:p>
          </table:table-cell>
          <table:table-cell table:formula="of:=SQRT((2*[.B30])*[.$E$3]*1/[.P30]*0.000000001)*1000000" office:value-type="float" office:value="2569.04651573303" calcext:value-type="float">
            <text:p>2569.0</text:p>
          </table:table-cell>
          <table:table-cell table:formula="of:=(2*[.B30])*[.$E$3]*0.000000001/([.M30]*0.000001)^2" office:value-type="float" office:value="4.24962900084879" calcext:value-type="float">
            <text:p>4.25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542.9" calcext:value-type="float">
            <text:p>2542.9</text:p>
          </table:table-cell>
          <table:table-cell table:formula="of:=SQRT((2*[.B31])*[.$E$3]*1/[.P31]*0.000000001)*1000000" office:value-type="float" office:value="2622.02212042538" calcext:value-type="float">
            <text:p>2622.0</text:p>
          </table:table-cell>
          <table:table-cell table:formula="of:=(2*[.B31])*[.$E$3]*0.000000001/([.M31]*0.000001)^2" office:value-type="float" office:value="4.2527918817067" calcext:value-type="float">
            <text:p>4.25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/>
          <table:table-cell office:value-type="float" office:value="2592.9" calcext:value-type="float">
            <text:p>2592.9</text:p>
          </table:table-cell>
          <table:table-cell table:formula="of:=SQRT((2*[.B32])*[.$E$3]*1/[.P32]*0.000000001)*1000000" office:value-type="float" office:value="2673.94839142419" calcext:value-type="float">
            <text:p>2673.9</text:p>
          </table:table-cell>
          <table:table-cell table:formula="of:=(2*[.B32])*[.$E$3]*0.000000001/([.M32]*0.000001)^2" office:value-type="float" office:value="4.25397073325549" calcext:value-type="float">
            <text:p>4.25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/>
          <table:table-cell office:value-type="float" office:value="2642" calcext:value-type="float">
            <text:p>2642</text:p>
          </table:table-cell>
          <table:table-cell table:formula="of:=SQRT((2*[.B33])*[.$E$3]*1/[.P33]*0.000000001)*1000000" office:value-type="float" office:value="2724.88531868774" calcext:value-type="float">
            <text:p>2724.9</text:p>
          </table:table-cell>
          <table:table-cell table:formula="of:=(2*[.B33])*[.$E$3]*0.000000001/([.M33]*0.000001)^2" office:value-type="float" office:value="4.25491435444783" calcext:value-type="float">
            <text:p>4.25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91.3" calcext:value-type="float">
            <text:p>2691.3</text:p>
          </table:table-cell>
          <table:table-cell table:formula="of:=SQRT((2*[.B34])*[.$E$3]*1/[.P34]*0.000000001)*1000000" office:value-type="float" office:value="2774.88738510232" calcext:value-type="float">
            <text:p>2774.9</text:p>
          </table:table-cell>
          <table:table-cell table:formula="of:=(2*[.B34])*[.$E$3]*0.000000001/([.M34]*0.000001)^2" office:value-type="float" office:value="4.25232543075791" calcext:value-type="float">
            <text:p>4.25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40.6" calcext:value-type="float">
            <text:p>2740.6</text:p>
          </table:table-cell>
          <table:table-cell table:formula="of:=SQRT((2*[.B35])*[.$E$3]*1/[.P35]*0.000000001)*1000000" office:value-type="float" office:value="2824.00424928859" calcext:value-type="float">
            <text:p>2824.0</text:p>
          </table:table-cell>
          <table:table-cell table:formula="of:=(2*[.B35])*[.$E$3]*0.000000001/([.M35]*0.000001)^2" office:value-type="float" office:value="4.24716737501874" calcext:value-type="float">
            <text:p>4.24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796" calcext:value-type="float">
            <text:p>2796</text:p>
          </table:table-cell>
          <table:table-cell table:formula="of:=SQRT((2*[.B36])*[.$E$3]*1/[.P36]*0.000000001)*1000000" office:value-type="float" office:value="2872.28132326901" calcext:value-type="float">
            <text:p>2872.3</text:p>
          </table:table-cell>
          <table:table-cell table:formula="of:=(2*[.B36])*[.$E$3]*0.000000001/([.M36]*0.000001)^2" office:value-type="float" office:value="4.22123573222323" calcext:value-type="float">
            <text:p>4.2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5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D_mean in dpt</text:p>
          </table:table-cell>
          <table:table-cell table:style-name="Default" table:number-columns-repeated="2"/>
          <table:table-cell table:style-name="ce52" table:formula="of:=AVERAGE([.E7:.E37])" office:value-type="float" office:value="2.94249930710458" calcext:value-type="float">
            <text:p>2.94</text:p>
          </table:table-cell>
          <table:table-cell table:style-name="ce52" table:formula="of:=AVERAGE([.F7:.F37])" office:value-type="float" office:value="3" calcext:value-type="float">
            <text:p>3.00</text:p>
          </table:table-cell>
          <table:table-cell table:style-name="ce242" table:number-columns-repeated="3"/>
          <table:table-cell table:style-name="ce52" table:formula="of:=AVERAGE([.J7:.J37])" office:value-type="float" office:value="3.46429489273972" calcext:value-type="float">
            <text:p>3.46</text:p>
          </table:table-cell>
          <table:table-cell table:style-name="ce52" table:formula="of:=AVERAGE([.K7:.K37])" office:value-type="float" office:value="3.5" calcext:value-type="float">
            <text:p>3.50</text:p>
          </table:table-cell>
          <table:table-cell table:style-name="ce242" table:number-columns-repeated="3"/>
          <table:table-cell table:style-name="ce52" table:formula="of:=AVERAGE([.O7:.O37])" office:value-type="float" office:value="4.23763013340602" calcext:value-type="float">
            <text:p>4.24</text:p>
          </table:table-cell>
          <table:table-cell table:style-name="ce52" table:formula="of:=AVERAGE([.P7:.P37])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Fehler in %</text:p>
          </table:table-cell>
          <table:table-cell table:style-name="Default" table:number-columns-repeated="2"/>
          <table:table-cell table:style-name="ce53" table:formula="of:=([.F38]-[.E38])/[.E38]" office:value-type="percentage" office:value="0.0195414465371604" calcext:value-type="percentage">
            <text:p>2.0%</text:p>
          </table:table-cell>
          <table:table-cell table:style-name="Default"/>
          <table:table-cell table:style-name="ce95"/>
          <table:table-cell table:style-name="Default"/>
          <table:table-cell table:style-name="ce95"/>
          <table:table-cell table:style-name="ce53" table:formula="of:=([.K38]-[.J38])/[.J38]" office:value-type="percentage" office:value="0.0103066015930427" calcext:value-type="percentage">
            <text:p>1.0%</text:p>
          </table:table-cell>
          <table:table-cell table:style-name="ce95" table:number-columns-repeated="4"/>
          <table:table-cell table:style-name="ce53" table:formula="of:=([.P38]-[.O38])/[.O38]" office:value-type="percentage" office:value="-0.0560761854916824" calcext:value-type="percentage">
            <text:p>-5.6%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h0 Soll in µm (alpha=2)</text:p>
          </table:table-cell>
          <table:table-cell table:style-name="Default" table:number-columns-repeated="2"/>
          <table:table-cell table:style-name="ce52" table:formula="of:=[.$E$3]/([$Verarbeitung.AA33]-[$Verarbeitung.$W$33])/2*0.001" office:value-type="float" office:value="1.29107981220657" calcext:value-type="float">
            <text:p>1.29</text:p>
          </table:table-cell>
          <table:table-cell table:style-name="ce242" table:number-columns-repeated="4"/>
          <table:table-cell table:style-name="ce52" table:formula="of:=[.$E$3]/([$Verarbeitung.AA34]-[$Verarbeitung.$W$33])/2*0.001" office:value-type="float" office:value="2.06766917293233" calcext:value-type="float">
            <text:p>2.07</text:p>
          </table:table-cell>
          <table:table-cell table:style-name="ce242" table:number-columns-repeated="4"/>
          <table:table-cell table:style-name="ce52" table:formula="of:=[.$E$3]/([$Verarbeitung.AA35]-[$Verarbeitung.$W$33])/2*0.001" office:value-type="float" office:value="2.06766917293233" calcext:value-type="float">
            <text:p>2.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h0 Ist in µm</text:p>
          </table:table-cell>
          <table:table-cell table:style-name="Default" table:number-columns-repeated="2"/>
          <table:table-cell table:style-name="ce52" table:formula="of:=0.667 + 0.53" office:value-type="float" office:value="1.197" calcext:value-type="float">
            <text:p>1.20</text:p>
          </table:table-cell>
          <table:table-cell table:style-name="ce242" table:number-columns-repeated="4"/>
          <table:table-cell table:style-name="ce52" table:formula="of:=0.866+1.15" office:value-type="float" office:value="2.016" calcext:value-type="float">
            <text:p>2.02</text:p>
          </table:table-cell>
          <table:table-cell table:style-name="ce242" table:number-columns-repeated="4"/>
          <table:table-cell table:style-name="ce52" table:formula="of:=0.524 + 1.398" office:value-type="float" office:value="1.922" calcext:value-type="float">
            <text:p>1.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Fehler</text:p>
          </table:table-cell>
          <table:table-cell table:style-name="Default" table:number-columns-repeated="2"/>
          <table:table-cell table:style-name="ce53" table:formula="of:=([.E40]-[.E41])/[.E40]" office:value-type="percentage" office:value="0.0728690909090905" calcext:value-type="percentage">
            <text:p>7.3%</text:p>
          </table:table-cell>
          <table:table-cell table:style-name="ce95" table:number-columns-repeated="4"/>
          <table:table-cell table:style-name="ce53" table:formula="of:=([.J40]-[.J41])/[.J40]" office:value-type="percentage" office:value="0.0249890909090908" calcext:value-type="percentage">
            <text:p>2.5%</text:p>
          </table:table-cell>
          <table:table-cell table:style-name="ce95" table:number-columns-repeated="4"/>
          <table:table-cell table:style-name="ce53" table:formula="of:=([.O40]-[.O41])/[.O40]" office:value-type="percentage" office:value="0.0704509090909091" calcext:value-type="percentage">
            <text:p>7.0%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alpha</text:p>
          </table:table-cell>
          <table:table-cell table:style-name="Default" table:number-columns-repeated="2"/>
          <table:table-cell table:style-name="ce52" table:formula="of:=([$Verarbeitung.AA33]-[$Verarbeitung.$W$33])/[.$E$3]*1000*[.E41]" office:value-type="float" office:value="0.463565454545455" calcext:value-type="float">
            <text:p>0.46</text:p>
          </table:table-cell>
          <table:table-cell table:style-name="Default" table:number-columns-repeated="4"/>
          <table:table-cell table:style-name="ce52" table:formula="of:=([$Verarbeitung.AA34]-[$Verarbeitung.$W$33])/[.$E$3]*1000*[.J41]" office:value-type="float" office:value="0.487505454545455" calcext:value-type="float">
            <text:p>0.49</text:p>
          </table:table-cell>
          <table:table-cell table:style-name="Default" table:number-columns-repeated="4"/>
          <table:table-cell table:style-name="ce52" table:formula="of:=([$Verarbeitung.AA35]-[$Verarbeitung.$W$33])/[.$E$3]*1000*[.O41]" office:value-type="float" office:value="0.464774545454545" calcext:value-type="float">
            <text:p>0.46</text:p>
          </table:table-cell>
          <table:table-cell table:style-name="Default"/>
          <table:table-cell table:number-columns-repeated="5"/>
        </table:table-row>
      </table:table>
      <table:table table:name="Dicke Messschieber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8"/>
        <table:table-column table:style-name="co1" table:default-cell-style-name="ce5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63" office:value-type="string" calcext:value-type="string">
            <text:p>Messgerät:</text:p>
          </table:table-cell>
          <table:table-cell table:style-name="ce163" office:value-type="string" calcext:value-type="string">
            <text:p>Holex 412808150</text:p>
          </table:table-cell>
          <table:table-cell table:number-columns-repeated="3"/>
        </table:table-row>
        <table:table-row table:style-name="ro1">
          <table:table-cell/>
          <table:table-cell table:style-name="ce163" table:number-columns-repeated="2"/>
          <table:table-cell/>
          <table:table-cell office:value-type="string" calcext:value-type="string">
            <text:p>Geschätzte Messgenauigkeit: 0.05 mm</text:p>
          </table:table-cell>
          <table:table-cell/>
        </table:table-row>
        <table:table-row table:style-name="ro1">
          <table:table-cell table:number-columns-repeated="2"/>
          <table:table-cell table:style-name="ce38" office:value-type="string" calcext:value-type="string">
            <text:p>d in mm</text:p>
          </table:table-cell>
          <table:table-cell/>
          <table:table-cell office:value-type="string" calcext:value-type="string">
            <text:p>Begrenzt durch die Weichheit des Materi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6AD1</text:p>
          </table:table-cell>
          <table:table-cell office:value-type="float" office:value="0.4" calcext:value-type="float">
            <text:p>0.40</text:p>
          </table:table-cell>
          <table:table-cell/>
          <table:table-cell office:value-type="string" calcext:value-type="string">
            <text:p>Je nach Druck weichen die Messungen um +/- 0.03 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 612 DAY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MA00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ehlergrenze laut Hersteller: 0.03mm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242"/>
          <table:table-cell/>
          <table:table-cell office:value-type="string" calcext:value-type="string">
            <text:p>Siehe </text:p>
          </table:table-cell>
          <table:table-cell office:value-type="string" calcext:value-type="string">
            <text:p>https://www.hoffmann-group.com/DE/de/hom/Messtechnik/Messschieber/Taschenmessschieber/Digitaler-Messschieber-ABS-mit-Datenausgang/p/412805-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107">
      <number:number number:decimal-places="7" number:min-decimal-places="7"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9">
      <number:number number:decimal-places="6" number:min-decimal-places="6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141" number:language="en" number:country="US">
      <number:number number:decimal-places="11" number:min-decimal-places="11" number:min-integer-digits="1"/>
    </number:number-style>
    <number:number-style style:name="N10140" number:language="en" number:country="US">
      <number:number number:decimal-places="12" number:min-decimal-places="12" number:min-integer-digits="1"/>
    </number:number-style>
    <number:number-style style:name="N10139" number:language="en" number:country="US">
      <number:number number:decimal-places="4" number:min-decimal-places="4" number:min-integer-digits="1"/>
    </number:number-style>
    <number:number-style style:name="N10138" number:language="en" number:country="US">
      <number:number number:decimal-places="5" number:min-decimal-places="5" number:min-integer-digits="1"/>
    </number:number-style>
    <number:number-style style:name="N10137" number:language="en" number:country="US">
      <number:number number:decimal-places="6" number:min-decimal-places="6" number:min-integer-digits="1"/>
    </number:number-style>
    <number:number-style style:name="N10136" number:language="en" number:country="US">
      <number:number number:decimal-places="7" number:min-decimal-places="7" number:min-integer-digits="1"/>
    </number:number-style>
    <number:number-style style:name="N10135" number:language="en" number:country="US">
      <number:number number:decimal-places="8" number:min-decimal-places="8" number:min-integer-digits="1"/>
    </number:number-style>
    <number:number-style style:name="N10134" number:language="en" number:country="US">
      <number:number number:decimal-places="9" number:min-decimal-places="9" number:min-integer-digits="1"/>
    </number:number-style>
    <number:number-style style:name="N10133" number:language="en" number:country="US">
      <number:number number:decimal-places="10" number:min-decimal-places="10" number:min-integer-digits="1"/>
    </number:number-style>
    <number:number-style style:name="N10132" number:language="en" number:country="US">
      <number:number number:decimal-places="1" number:min-decimal-places="1" number:min-integer-digits="1" number:grouping="true"/>
    </number:number-style>
    <number:number-style style:name="N10131" number:language="en" number:country="US">
      <number:number number:decimal-places="1" number:min-decimal-places="1" number:min-integer-digits="1"/>
    </number:number-style>
    <number:number-style style:name="N10130" number:language="en" number:country="US">
      <number:number number:decimal-places="3" number:min-decimal-places="3" number:min-integer-digits="1"/>
    </number:number-style>
    <number:number-style style:name="N10129" number:language="en" number:country="US">
      <number:number number:decimal-places="13" number:min-decimal-places="13" number:min-integer-digits="1"/>
    </number:number-style>
    <number:number-style style:name="N10128" number:language="en" number:country="US">
      <number:number number:decimal-places="14" number:min-decimal-places="14" number:min-integer-digits="1"/>
    </number:number-style>
    <number:number-style style:name="N10127" number:language="en" number:country="US">
      <number:number number:decimal-places="15" number:min-decimal-places="15" number:min-integer-digits="1"/>
    </number:number-style>
    <number:number-style style:name="N10126" number:language="en" number:country="US">
      <number:number number:decimal-places="16" number:min-decimal-places="16" number:min-integer-digits="1"/>
    </number:number-style>
    <number:number-style style:name="N10125" number:language="en" number:country="US">
      <number:number number:decimal-places="17" number:min-decimal-places="17" number:min-integer-digits="1"/>
    </number:number-style>
    <number:number-style style:name="N10124" number:language="en" number:country="US">
      <number:number number:decimal-places="18" number:min-decimal-places="18" number:min-integer-digits="1"/>
    </number:number-style>
    <number:number-style style:name="N10123" number:language="en" number:country="US">
      <number:number number:decimal-places="19" number:min-decimal-places="19" number:min-integer-digits="1"/>
    </number:number-style>
    <number:percentage-style style:name="N10122" number:language="en" number:country="US">
      <number:number number:decimal-places="1" number:min-decimal-places="1" number:min-integer-digits="1"/>
      <number:text>%</number:text>
    </number:percentage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0:58:40.373000000</meta:creation-date>
    <dc:date>2022-06-27T12:43:26.071825537</dc:date>
    <meta:editing-duration>P6DT1H58M16S</meta:editing-duration>
    <meta:editing-cycles>55</meta:editing-cycles>
    <meta:generator>LibreOffice/7.3.4.2$Linux_X86_64 LibreOffice_project/30$Build-2</meta:generator>
    <meta:document-statistic meta:table-count="3" meta:cell-count="876" meta:object-count="3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ZMA00</text:p>
        </chart:title>
        <chart:legend chart:legend-position="end" svg:x="12.883cm" svg:y="3.952cm" style:legend-expansion="high" chart:style-name="ch3"/>
        <chart:plot-area chart:style-name="ch4" table:cell-range-address="Nahzusatz.B7:Nahzusatz.B36 Nahzusatz.M6:Nahzusatz.N36" chart:data-source-has-labels="row" svg:x="1.331cm" svg:y="1.275cm" svg:width="11.232cm" svg:height="6.564cm">
          <chart:coordinate-region svg:x="2.323cm" svg:y="1.474cm" svg:width="10.053cm" svg:height="5.718cm"/>
          <chart:axis chart:dimension="x" chart:name="primary-x" chart:style-name="ch5">
            <chart:title svg:x="6.255cm" svg:y="8.019cm" chart:style-name="ch6">
              <text:p>number i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712cm" chart:style-name="ch10">
              <text:p>position r in µ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Nahzusatz.M7:Nahzusatz.M36" chart:label-cell-address="Nahzusatz.M6:Nahzusatz.M6" chart:class="chart:scatter">
            <chart:domain table:cell-range-address="Nahzusatz.B7:Nahzusatz.B36"/>
            <chart:data-point chart:repeated="30"/>
          </chart:series>
          <chart:series chart:style-name="ch12" chart:values-cell-range-address="Nahzusatz.N7:Nahzusatz.N36" chart:label-cell-address="Nahzusatz.N6:Nahzusatz.N6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in µm</text:p>
                <draw:g>
                  <svg:desc>Nahzusatz.M6:Nahzusatz.M6</svg:desc>
                </draw:g>
              </table:table-cell>
              <table:table-cell office:value-type="string">
                <text:p>r_soll in µm</text:p>
                <draw:g>
                  <svg:desc>Nahzusatz.N6:Nahzusatz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ahzusatz.B7:Nahzusatz.B36</svg:desc>
                </draw:g>
              </table:table-cell>
              <table:table-cell office:value-type="float" office:value="509.2">
                <text:p>509.2</text:p>
                <draw:g>
                  <svg:desc>Nahzusatz.M7:Nahzusatz.M36</svg:desc>
                </draw:g>
              </table:table-cell>
              <table:table-cell office:value-type="float" office:value="524.404424085076">
                <text:p>524.404424085076</text:p>
                <draw:g>
                  <svg:desc>Nahzusatz.N7:Nahzusatz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22">
                <text:p>722</text:p>
              </table:table-cell>
              <table:table-cell office:value-type="float" office:value="741.619848709566">
                <text:p>741.619848709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84.2">
                <text:p>884.2</text:p>
              </table:table-cell>
              <table:table-cell office:value-type="float" office:value="908.295106229248">
                <text:p>908.295106229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23.7">
                <text:p>1023.7</text:p>
              </table:table-cell>
              <table:table-cell office:value-type="float" office:value="1048.80884817015">
                <text:p>1048.80884817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42.8">
                <text:p>1142.8</text:p>
              </table:table-cell>
              <table:table-cell office:value-type="float" office:value="1172.60393995586">
                <text:p>1172.60393995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47">
                <text:p>1247</text:p>
              </table:table-cell>
              <table:table-cell office:value-type="float" office:value="1284.52325786651">
                <text:p>1284.52325786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46.2">
                <text:p>1346.2</text:p>
              </table:table-cell>
              <table:table-cell office:value-type="float" office:value="1387.44369255116">
                <text:p>1387.44369255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45.2">
                <text:p>1445.2</text:p>
              </table:table-cell>
              <table:table-cell office:value-type="float" office:value="1483.23969741913">
                <text:p>1483.23969741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26.4">
                <text:p>1526.4</text:p>
              </table:table-cell>
              <table:table-cell office:value-type="float" office:value="1573.21327225523">
                <text:p>1573.21327225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14.4">
                <text:p>1614.4</text:p>
              </table:table-cell>
              <table:table-cell office:value-type="float" office:value="1658.3123951777">
                <text:p>1658.3123951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89.3">
                <text:p>1689.3</text:p>
              </table:table-cell>
              <table:table-cell office:value-type="float" office:value="1739.25271309261">
                <text:p>1739.25271309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65.6">
                <text:p>1765.6</text:p>
              </table:table-cell>
              <table:table-cell office:value-type="float" office:value="1816.5902124585">
                <text:p>1816.5902124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35.6">
                <text:p>1835.6</text:p>
              </table:table-cell>
              <table:table-cell office:value-type="float" office:value="1890.7670401189">
                <text:p>1890.767040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05.9">
                <text:p>1905.9</text:p>
              </table:table-cell>
              <table:table-cell office:value-type="float" office:value="1962.14168703486">
                <text:p>1962.1416870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75.7">
                <text:p>1975.7</text:p>
              </table:table-cell>
              <table:table-cell office:value-type="float" office:value="2031.00960115899">
                <text:p>2031.00960115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35.4">
                <text:p>2035.4</text:p>
              </table:table-cell>
              <table:table-cell office:value-type="float" office:value="2097.6176963403">
                <text:p>2097.6176963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98.6">
                <text:p>2098.6</text:p>
              </table:table-cell>
              <table:table-cell office:value-type="float" office:value="2162.17483104397">
                <text:p>2162.17483104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62.8">
                <text:p>2162.8</text:p>
              </table:table-cell>
              <table:table-cell office:value-type="float" office:value="2224.8595461287">
                <text:p>2224.8595461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20.3">
                <text:p>2220.3</text:p>
              </table:table-cell>
              <table:table-cell office:value-type="float" office:value="2285.82589013249">
                <text:p>2285.82589013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75">
                <text:p>2275</text:p>
              </table:table-cell>
              <table:table-cell office:value-type="float" office:value="2345.20787991171">
                <text:p>2345.20787991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33.9">
                <text:p>2333.9</text:p>
              </table:table-cell>
              <table:table-cell office:value-type="float" office:value="2403.12296813958">
                <text:p>2403.12296813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87.6">
                <text:p>2387.6</text:p>
              </table:table-cell>
              <table:table-cell office:value-type="float" office:value="2459.67477524977">
                <text:p>2459.67477524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43.2">
                <text:p>2443.2</text:p>
              </table:table-cell>
              <table:table-cell office:value-type="float" office:value="2514.95526799186">
                <text:p>2514.9552679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92.45">
                <text:p>2492.45</text:p>
              </table:table-cell>
              <table:table-cell office:value-type="float" office:value="2569.04651573303">
                <text:p>2569.0465157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42.9">
                <text:p>2542.9</text:p>
              </table:table-cell>
              <table:table-cell office:value-type="float" office:value="2622.02212042538">
                <text:p>2622.02212042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92.9">
                <text:p>2592.9</text:p>
              </table:table-cell>
              <table:table-cell office:value-type="float" office:value="2673.94839142419">
                <text:p>2673.94839142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42">
                <text:p>2642</text:p>
              </table:table-cell>
              <table:table-cell office:value-type="float" office:value="2724.88531868774">
                <text:p>2724.88531868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91.3">
                <text:p>2691.3</text:p>
              </table:table-cell>
              <table:table-cell office:value-type="float" office:value="2774.88738510232">
                <text:p>2774.88738510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40.6">
                <text:p>2740.6</text:p>
              </table:table-cell>
              <table:table-cell office:value-type="float" office:value="2824.00424928859">
                <text:p>2824.00424928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96">
                <text:p>2796</text:p>
              </table:table-cell>
              <table:table-cell office:value-type="float" office:value="2872.28132326901">
                <text:p>2872.28132326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N6AD1</text:p>
        </chart:title>
        <chart:legend chart:legend-position="end" svg:x="12.883cm" svg:y="3.952cm" style:legend-expansion="high" chart:style-name="ch3"/>
        <chart:plot-area chart:style-name="ch4" table:cell-range-address="Nahzusatz.B7:Nahzusatz.D15 Nahzusatz.C6:Nahzusatz.D6" chart:data-source-has-labels="row" svg:x="1.331cm" svg:y="1.275cm" svg:width="11.232cm" svg:height="6.564cm">
          <chart:coordinate-region svg:x="2.323cm" svg:y="1.474cm" svg:width="10.053cm" svg:height="5.718cm"/>
          <chart:axis chart:dimension="x" chart:name="primary-x" chart:style-name="ch5">
            <chart:title svg:x="6.255cm" svg:y="8.019cm" chart:style-name="ch6">
              <text:p>number i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712cm" chart:style-name="ch10">
              <text:p>position r in µ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Nahzusatz.C7:Nahzusatz.C15" chart:label-cell-address="Nahzusatz.C6:Nahzusatz.C6" chart:class="chart:scatter">
            <chart:domain table:cell-range-address="Nahzusatz.B7:Nahzusatz.B15"/>
            <chart:data-point chart:repeated="9"/>
          </chart:series>
          <chart:series chart:style-name="ch12" chart:values-cell-range-address="Nahzusatz.D7:Nahzusatz.D15" chart:label-cell-address="Nahzusatz.D6:Nahzusatz.D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in µm</text:p>
                <draw:g>
                  <svg:desc>Nahzusatz.C6:Nahzusatz.C6</svg:desc>
                </draw:g>
              </table:table-cell>
              <table:table-cell office:value-type="string">
                <text:p>r_soll in µm</text:p>
                <draw:g>
                  <svg:desc>Nahzusatz.D6:Nahzusatz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ahzusatz.B7:Nahzusatz.B15</svg:desc>
                </draw:g>
              </table:table-cell>
              <table:table-cell office:value-type="float" office:value="435.2">
                <text:p>435.2</text:p>
                <draw:g>
                  <svg:desc>Nahzusatz.C7:Nahzusatz.C15</svg:desc>
                </draw:g>
              </table:table-cell>
              <table:table-cell office:value-type="float" office:value="428.174419288838">
                <text:p>428.174419288838</text:p>
                <draw:g>
                  <svg:desc>Nahzusatz.D7:Nahzusatz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741.619848709566">
                <text:p>741.619848709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7">
                <text:p>967</text:p>
              </table:table-cell>
              <table:table-cell office:value-type="float" office:value="957.427107756338">
                <text:p>957.427107756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4">
                <text:p>1144</text:p>
              </table:table-cell>
              <table:table-cell office:value-type="float" office:value="1132.84303119776">
                <text:p>1132.84303119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96">
                <text:p>1296</text:p>
              </table:table-cell>
              <table:table-cell office:value-type="float" office:value="1284.52325786651">
                <text:p>1284.52325786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33">
                <text:p>1433</text:p>
              </table:table-cell>
              <table:table-cell office:value-type="float" office:value="1420.09389360939">
                <text:p>1420.09389360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58">
                <text:p>1558</text:p>
              </table:table-cell>
              <table:table-cell office:value-type="float" office:value="1543.80482358792">
                <text:p>1543.80482358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72.5">
                <text:p>1672.5</text:p>
              </table:table-cell>
              <table:table-cell office:value-type="float" office:value="1658.3123951777">
                <text:p>1658.3123951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73">
                <text:p>1773</text:p>
              </table:table-cell>
              <table:table-cell office:value-type="float" office:value="1765.40835691538">
                <text:p>1765.408356915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MS 612</text:p>
        </chart:title>
        <chart:legend chart:legend-position="end" svg:x="12.883cm" svg:y="3.952cm" style:legend-expansion="high" chart:style-name="ch3"/>
        <chart:plot-area chart:style-name="ch4" table:cell-range-address="Nahzusatz.B7:Nahzusatz.B16 Nahzusatz.H6:Nahzusatz.I16" chart:data-source-has-labels="row" svg:x="1.331cm" svg:y="1.275cm" svg:width="11.232cm" svg:height="6.564cm">
          <chart:coordinate-region svg:x="2.323cm" svg:y="1.474cm" svg:width="10.053cm" svg:height="5.718cm"/>
          <chart:axis chart:dimension="x" chart:name="primary-x" chart:style-name="ch5">
            <chart:title svg:x="6.255cm" svg:y="8.019cm" chart:style-name="ch6">
              <text:p>number i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712cm" chart:style-name="ch10">
              <text:p>position r in µ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Nahzusatz.H7:Nahzusatz.H16" chart:label-cell-address="Nahzusatz.H6:Nahzusatz.H6" chart:class="chart:scatter">
            <chart:domain table:cell-range-address="Nahzusatz.B7:Nahzusatz.B16"/>
            <chart:data-point chart:repeated="10"/>
          </chart:series>
          <chart:series chart:style-name="ch12" chart:values-cell-range-address="Nahzusatz.I7:Nahzusatz.I16" chart:label-cell-address="Nahzusatz.I6:Nahzusatz.I6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in µm</text:p>
                <draw:g>
                  <svg:desc>Nahzusatz.H6:Nahzusatz.H6</svg:desc>
                </draw:g>
              </table:table-cell>
              <table:table-cell office:value-type="string">
                <text:p>r_soll in µm</text:p>
                <draw:g>
                  <svg:desc>Nahzusatz.I6:Nahzusatz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ahzusatz.B7:Nahzusatz.B16</svg:desc>
                </draw:g>
              </table:table-cell>
              <table:table-cell office:value-type="float" office:value="564">
                <text:p>564</text:p>
                <draw:g>
                  <svg:desc>Nahzusatz.H7:Nahzusatz.H16</svg:desc>
                </draw:g>
              </table:table-cell>
              <table:table-cell office:value-type="float" office:value="560.611910581388">
                <text:p>560.611910581388</text:p>
                <draw:g>
                  <svg:desc>Nahzusatz.I7:Nahzusatz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98">
                <text:p>798</text:p>
              </table:table-cell>
              <table:table-cell office:value-type="float" office:value="792.824967172092">
                <text:p>792.82496717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76.4">
                <text:p>976.4</text:p>
              </table:table-cell>
              <table:table-cell office:value-type="float" office:value="971.008312455225">
                <text:p>971.008312455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7.6">
                <text:p>1127.6</text:p>
              </table:table-cell>
              <table:table-cell office:value-type="float" office:value="1121.22382116278">
                <text:p>1121.22382116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61.4">
                <text:p>1261.4</text:p>
              </table:table-cell>
              <table:table-cell office:value-type="float" office:value="1253.56634105602">
                <text:p>1253.56634105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81">
                <text:p>1381</text:p>
              </table:table-cell>
              <table:table-cell office:value-type="float" office:value="1373.21312465119">
                <text:p>1373.21312465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90">
                <text:p>1490</text:p>
              </table:table-cell>
              <table:table-cell office:value-type="float" office:value="1483.23969741913">
                <text:p>1483.23969741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92">
                <text:p>1592</text:p>
              </table:table-cell>
              <table:table-cell office:value-type="float" office:value="1585.64993434418">
                <text:p>1585.64993434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87">
                <text:p>1687</text:p>
              </table:table-cell>
              <table:table-cell office:value-type="float" office:value="1681.83573174416">
                <text:p>1681.83573174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0">
                <text:p>1780</text:p>
              </table:table-cell>
              <table:table-cell office:value-type="float" office:value="1772.81052085584">
                <text:p>1772.81052085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